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591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c27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paragraph-rsid="0009a61d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9a61d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9591c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8c278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eb651" officeooo:paragraph-rsid="001eb651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eb651" officeooo:paragraph-rsid="001edecc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bold" officeooo:rsid="0010251c" officeooo:paragraph-rsid="0010251c" style:font-size-asian="10pt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paragraph-rsid="0009591c" style:font-size-asian="10pt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paragraph-rsid="0018c278" style:font-size-asian="10pt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1a2cbb" officeooo:paragraph-rsid="001a2cbb" style:font-size-asian="10pt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37828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style:font-size-asian="10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paragraph-rsid="0009591c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0pt" officeooo:paragraph-rsid="0018c278" style:font-size-asian="10pt"/>
    </style:style>
    <style:style style:name="P23" style:family="paragraph" style:parent-style-name="Standard">
      <style:text-properties officeooo:rsid="00007668" officeooo:paragraph-rsid="0004e2fe"/>
    </style:style>
    <style:style style:name="P24" style:family="paragraph" style:parent-style-name="Standard">
      <style:text-properties fo:color="#7f0055" style:font-name="Monospace" fo:font-size="10pt" style:text-underline-style="solid" style:text-underline-width="auto" style:text-underline-color="font-color" fo:font-weight="bold" officeooo:rsid="00007668" officeooo:paragraph-rsid="00063042" style:font-size-asian="10pt" style:font-weight-asian="bold" style:font-size-complex="8pt"/>
    </style:style>
    <style:style style:name="P25" style:family="paragraph" style:parent-style-name="Standard">
      <style:text-properties fo:color="#7f0055" style:font-name="Monospace" fo:font-size="10pt" fo:font-weight="bold" officeooo:rsid="00007668" officeooo:paragraph-rsid="0004e2fe" style:font-size-asian="10pt" style:font-weight-asian="bold"/>
    </style:style>
    <style:style style:name="P26" style:family="paragraph" style:parent-style-name="Standard">
      <style:text-properties fo:color="#00a041" style:font-name="Monospace" fo:font-size="8pt" style:text-underline-style="solid" style:text-underline-width="auto" style:text-underline-color="font-color" fo:font-weight="bold" officeooo:rsid="00063042" officeooo:paragraph-rsid="00063042" style:font-size-asian="8pt" style:font-weight-asian="bold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officeooo:paragraph-rsid="0018c278" style:font-size-asian="10pt" style:font-weight-asian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8c278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9d3cd" officeooo:paragraph-rsid="0029d3cd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b1b1b" style:font-name="Monospace" fo:font-size="10pt" fo:font-weight="normal" officeooo:rsid="00249b69" officeooo:paragraph-rsid="00249b69" style:font-size-asian="10pt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b1b1b" style:font-name="Monospace" fo:font-size="10pt" fo:font-weight="normal" officeooo:paragraph-rsid="0018c278" style:font-size-asian="10pt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f5fbf" style:font-name="Monospace" fo:font-size="10pt" style:font-size-asian="10pt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29399" style:font-name="Monospace" fo:font-size="10pt" style:font-size-asian="10pt"/>
    </style:style>
    <style:style style:name="T13" style:family="text">
      <style:text-properties fo:color="#329399" style:font-name="Monospace" fo:font-size="10pt" style:font-size-asian="10pt"/>
    </style:style>
    <style:style style:name="T14" style:family="text">
      <style:text-properties fo:color="#329399" style:font-name="Monospace" fo:font-size="10pt" fo:font-style="italic" style:font-size-asian="10pt" style:font-style-asian="italic"/>
    </style:style>
    <style:style style:name="T15" style:family="text">
      <style:text-properties fo:color="#329399" style:font-name="Monospace" fo:font-size="10pt" fo:font-style="italic" style:font-size-asian="10pt" style:font-style-asian="italic"/>
    </style:style>
    <style:style style:name="T16" style:family="text">
      <style:text-properties fo:color="#329399" style:font-name="Monospace" fo:font-size="10pt" fo:font-weight="bold" style:font-size-asian="10pt" style:font-weight-asian="bold" style:font-weight-complex="bold"/>
    </style:style>
    <style:style style:name="T17" style:family="text">
      <style:text-properties fo:color="#329399" style:font-name="Monospace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329399" style:font-name="Monospac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4c4c4c" style:font-name="Monospace" fo:font-size="10pt" style:font-size-asian="10pt"/>
    </style:style>
    <style:style style:name="T20" style:family="text">
      <style:text-properties fo:color="#4c4c4c" style:font-name="Monospace" fo:font-size="10pt" style:font-size-asian="10pt"/>
    </style:style>
    <style:style style:name="T21" style:family="text">
      <style:text-properties fo:color="#4c4c4c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4c4c4c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640067" style:font-name="Monospace" fo:font-size="10pt" style:font-size-asian="10pt"/>
    </style:style>
    <style:style style:name="T24" style:family="text">
      <style:text-properties fo:color="#640067" style:font-name="Monospace" fo:font-size="10pt" style:font-size-asian="10pt"/>
    </style:style>
    <style:style style:name="T25" style:family="text">
      <style:text-properties fo:color="#640067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640067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Monospace" fo:font-size="10pt" style:font-size-asian="10pt"/>
    </style:style>
    <style:style style:name="T28" style:family="text">
      <style:text-properties fo:color="#3f7f5f" style:font-name="Monospace" fo:font-size="10pt" style:font-size-asian="10pt"/>
    </style:style>
    <style:style style:name="T2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3f7f5f" style:font-name="Monospace" style:text-underline-style="solid" style:text-underline-width="auto" style:text-underline-color="font-color" fo:font-weight="bold" officeooo:rsid="00034390" style:font-weight-asian="bold"/>
    </style:style>
    <style:style style:name="T32" style:family="text">
      <style:text-properties fo:color="#3f7f5f" style:font-name="Monospace" style:text-underline-style="none" fo:font-weight="bold" officeooo:rsid="00034390" style:font-weight-asian="bold"/>
    </style:style>
    <style:style style:name="T33" style:family="text">
      <style:text-properties fo:color="#3f7f5f" fo:font-size="8pt" style:text-underline-style="none" fo:font-weight="bold" officeooo:rsid="00034390" style:font-size-asian="8pt" style:font-weight-asian="bold" style:font-size-complex="8pt"/>
    </style:style>
    <style:style style:name="T34" style:family="text">
      <style:text-properties fo:color="#2a00ff" style:font-name="Monospace" fo:font-size="10pt" style:font-size-asian="10pt"/>
    </style:style>
    <style:style style:name="T35" style:family="text">
      <style:text-properties fo:color="#2a00ff" style:font-name="Monospace" fo:font-size="10pt" style:font-size-asian="10pt"/>
    </style:style>
    <style:style style:name="T3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37" style:family="text">
      <style:text-properties fo:color="#0000c0" style:font-name="Monospace" fo:font-size="10pt" style:font-size-asian="10pt"/>
    </style:style>
    <style:style style:name="T38" style:family="text">
      <style:text-properties fo:color="#0000c0" style:font-name="Monospace" fo:font-size="10pt" style:font-size-asian="10pt"/>
    </style:style>
    <style:style style:name="T39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41" style:family="text">
      <style:text-properties fo:color="#5e5eff" style:font-name="Monospace" fo:font-size="10pt" style:font-size-asian="10pt"/>
    </style:style>
    <style:style style:name="T42" style:family="text">
      <style:text-properties fo:color="#5e5eff" style:font-name="Monospace" fo:font-size="10pt" style:font-size-asian="10pt"/>
    </style:style>
    <style:style style:name="T43" style:family="text">
      <style:text-properties fo:color="#5e5eff" style:font-name="Monospace" fo:font-size="10pt" style:text-underline-style="solid" style:text-underline-width="auto" style:text-underline-color="font-color" style:font-size-asian="10pt"/>
    </style:style>
    <style:style style:name="T44" style:family="text">
      <style:text-properties fo:color="#5e5eff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fo:color="#c48cff" style:font-name="Monospace" fo:font-size="10pt" style:font-size-asian="10pt"/>
    </style:style>
    <style:style style:name="T46" style:family="text">
      <style:text-properties fo:color="#c48cff" style:font-name="Monospace" fo:font-size="10pt" style:font-size-asian="10pt"/>
    </style:style>
    <style:style style:name="T47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49" style:family="text">
      <style:text-properties fo:color="#ff5e5e" style:font-name="Monospace" fo:font-size="10pt" style:font-size-asian="10pt"/>
    </style:style>
    <style:style style:name="T50" style:family="text">
      <style:text-properties fo:color="#ff5e5e" style:font-name="Monospace" fo:font-size="10pt" style:font-size-asian="10pt"/>
    </style:style>
    <style:style style:name="T51" style:family="text">
      <style:text-properties fo:color="#ff5e5e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ff5e5e" style:font-name="Monospace" fo:font-size="10pt" style:text-underline-style="solid" style:text-underline-width="auto" style:text-underline-color="font-color" style:font-size-asian="10pt"/>
    </style:style>
    <style:style style:name="T53" style:family="text">
      <style:text-properties officeooo:rsid="0020c187"/>
    </style:style>
    <style:style style:name="T54" style:family="text">
      <style:text-properties fo:color="#a22e00" style:font-name="Monospace" fo:font-size="10pt" fo:font-weight="bold" style:font-size-asian="10pt" style:font-weight-asian="bold"/>
    </style:style>
    <style:style style:name="T55" style:family="text">
      <style:text-properties officeooo:rsid="00249b69"/>
    </style:style>
    <style:style style:name="T56" style:family="text">
      <style:text-properties fo:color="#c00000" style:font-name="Monospace" fo:font-size="10pt" style:font-size-asian="10pt"/>
    </style:style>
    <style:style style:name="T57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1">UserID</text:span><text:span text:style-name="T32"><text:tab/></text:span><text:span text:style-name="T31">movieID<text:tab/>rating</text:span><text:span text:style-name="T32"><text:tab/></text:span><text:span text:style-name="T31">timestamp</text:span></text:p>
      <text:p text:style-name="P18">196<text:tab/>242<text:tab/>3<text:tab/>881250949</text:p>
      <text:p text:style-name="P18">186<text:tab/>302<text:tab/>3<text:tab/>891717742</text:p>
      <text:p text:style-name="P18">22<text:tab/>377<text:tab/>1<text:tab/>878887116</text:p>
      <text:p text:style-name="P18">244<text:tab/>51<text:tab/>2<text:tab/>880606923</text:p>
      <text:p text:style-name="P18">...........................</text:p>
      <text:p text:style-name="P1"><text:span text:style-name="T1">package</text:span><text:span text:style-name="T5"> com.sundogsoftware.spark</text:span>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4"/>
      <text:p text:style-name="P5">/** Count up how many of each star rating exists in the MovieLens 100K data set. */</text:p>
      <text:p text:style-name="P1"><text:span text:style-name="T1">object</text:span><text:span text:style-name="T5"> </text:span><text:span text:style-name="T17">RatingsCounter</text:span><text:span text:style-name="T5"> {</text:span></text:p>
      <text:p text:style-name="P7"><text:s/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8"/></text:p>
      <text:p text:style-name="P1"><text:span text:style-name="T5"><text:s text:c="4"/></text:span><text:span text:style-name="T27">// Create a SparkContext using every core of the local machine, named RatingsCounter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RatingsCounter"</text:span><text:span text:style-name="T5">)</text:span></text:p>
      <text:p text:style-name="P7"><text:s text:c="3"/></text:p>
      <text:p text:style-name="P1"><text:span text:style-name="T5"><text:s text:c="4"/></text:span><text:span text:style-name="T27">// Load up each line of the ratings data into an RDD</text:span></text:p>
      <text:p text:style-name="P1"><text:span text:style-name="T5"><text:s text:c="4"/></text:span><text:span text:style-name="T1">val</text:span><text:span text:style-name="T5"> </text:span><text:span text:style-name="T41">lin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ml-100k/u.data"</text:span><text:span text:style-name="T5">)</text:span></text:p>
      <text:p text:style-name="P7"><text:s text:c="4"/></text:p>
      <text:p text:style-name="P1"><text:span text:style-name="T5"><text:s text:c="4"/></text:span><text:span text:style-name="T27">// Convert each line to a string, split it out by tabs, and extract the third field.</text:span></text:p>
      <text:p text:style-name="P1"><text:span text:style-name="T5"><text:s text:c="4"/></text:span><text:span text:style-name="T27">// (The file format is userID, movieID, rating, </text:span><text:span text:style-name="T29">timestamp</text:span><text:span text:style-name="T27">)</text:span></text:p>
      <text:p text:style-name="P1"><text:span text:style-name="T5"><text:s text:c="4"/></text:span><text:span text:style-name="T1">val</text:span><text:span text:style-name="T5"> </text:span><text:span text:style-name="T41">ratings</text:span><text:span text:style-name="T5"> = </text:span><text:span text:style-name="T41">lines</text:span><text:span text:style-name="T5">.</text:span><text:span text:style-name="T19">map</text:span><text:span text:style-name="T5">(</text:span><text:span text:style-name="T23">x</text:span><text:span text:style-name="T5"> =&gt; </text:span><text:span text:style-name="T23">x</text:span><text:span text:style-name="T5">.</text:span><text:span text:style-name="T19">toString</text:span><text:span text:style-name="T5">().</text:span><text:span text:style-name="T19">split</text:span><text:span text:style-name="T5">(</text:span><text:span text:style-name="T34">"</text:span><text:span text:style-name="T45">\t</text:span><text:span text:style-name="T34">"</text:span><text:span text:style-name="T5">)(</text:span><text:span text:style-name="T45">2</text:span><text:span text:style-name="T5">))</text:span></text:p>
      <text:p text:style-name="P7"><text:s text:c="4"/></text:p>
      <text:p text:style-name="P1"><text:span text:style-name="T5"><text:s text:c="4"/></text:span><text:span text:style-name="T27">// Count up how many times each value (rating) occurs</text:span></text:p>
      <text:p text:style-name="P1"><text:span text:style-name="T5"><text:s text:c="4"/></text:span><text:span text:style-name="T1">val</text:span><text:span text:style-name="T5"> </text:span><text:span text:style-name="T41">results</text:span><text:span text:style-name="T5"> = </text:span><text:span text:style-name="T41">ratings</text:span><text:span text:style-name="T5">.</text:span><text:span text:style-name="T19">countByValue</text:span><text:span text:style-name="T5">()</text:span></text:p>
      <text:p text:style-name="P7"><text:s text:c="4"/></text:p>
      <text:p text:style-name="P1"><text:span text:style-name="T5"><text:s text:c="4"/></text:span><text:span text:style-name="T27">// Sort the resulting map of (rating, count) tuples</text:span></text:p>
      <text:p text:style-name="P1"><text:span text:style-name="T5"><text:s text:c="4"/></text:span><text:span text:style-name="T1">val</text:span><text:span text:style-name="T5"> </text:span><text:span text:style-name="T41">sortedResults</text:span><text:span text:style-name="T5"> = </text:span><text:span text:style-name="T41">results</text:span><text:span text:style-name="T5">.</text:span><text:span text:style-name="T19">toSeq</text:span><text:span text:style-name="T5">.</text:span><text:span text:style-name="T19">sortBy</text:span><text:span text:style-name="T5">(_.</text:span><text:span text:style-name="T37">_1</text:span><text:span text:style-name="T5">)</text:span></text:p>
      <text:p text:style-name="P7"><text:s text:c="4"/></text:p>
      <text:p text:style-name="P1"><text:span text:style-name="T5"><text:s text:c="4"/></text:span><text:span text:style-name="T27">// Print each result on its own line.</text:span></text:p>
      <text:p text:style-name="P1"><text:span text:style-name="T5"><text:s text:c="4"/></text:span><text:span text:style-name="T41">sortedResults</text:span><text:span text:style-name="T5">.</text:span><text:span text:style-name="T19">foreach</text:span><text:span text:style-name="T5">(</text:span><text:span text:style-name="T19">println</text:span><text:span text:style-name="T5">)</text:span></text:p>
      <text:p text:style-name="P7"><text:s text:c="2"/>}</text:p>
      <text:p text:style-name="P20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id,name,age,no_of_friends</text:p>
      <text:p text:style-name="P25">0,Will,33,385</text:p>
      <text:p text:style-name="P25">1,Jean-Luc,26,2</text:p>
      <text:p text:style-name="P25">................</text:p>
      <text:p text:style-name="P23"><text:span text:style-name="T1">package</text:span><text:span text:style-name="T5"> com.sundogsoftware.spark</text:span>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4"/>
      <text:p text:style-name="P5">/** Compute the average number of friends by age in a social network. */</text:p>
      <text:p text:style-name="P1"><text:span text:style-name="T1">object</text:span><text:span text:style-name="T5"> </text:span><text:span text:style-name="T17">FriendsByAge</text:span><text:span text:style-name="T5"> {</text:span></text:p>
      <text:p text:style-name="P8"><text:s text:c="2"/></text:p>
      <text:p text:style-name="P6">/** A function that splits a line of input into (age, numFriends) tuples. */</text:p>
      <text:p text:style-name="P1"><text:span text:style-name="T5"><text:s text:c="2"/></text:span><text:span text:style-name="T1">def</text:span><text:span text:style-name="T5"> </text:span><text:span text:style-name="T19">parseLine</text:span><text:span text:style-name="T5">(</text:span><text:span text:style-name="T23">line</text:span><text:span text:style-name="T5">: </text:span><text:span text:style-name="T14">String</text:span><text:span text:style-name="T5">) = {</text:span></text:p>
      <text:p text:style-name="P1"><text:span text:style-name="T5"><text:s text:c="6"/></text:span><text:span text:style-name="T27">// Split by commas</text:span></text:p>
      <text:p text:style-name="P1"><text:span text:style-name="T5"><text:s text:c="6"/></text:span><text:span text:style-name="T1">val</text:span><text:span text:style-name="T5"> </text:span><text:span text:style-name="T41">fields</text:span><text:span text:style-name="T5"> = </text:span><text:span text:style-name="T23">line</text:span><text:span text:style-name="T5">.</text:span><text:span text:style-name="T19">split</text:span><text:span text:style-name="T5">(</text:span><text:span text:style-name="T34">","</text:span><text:span text:style-name="T5">)</text:span></text:p>
      <text:p text:style-name="P1"><text:span text:style-name="T5"><text:s text:c="6"/></text:span><text:span text:style-name="T27">// Extract the age and numFriends fields, and convert to integers</text:span></text:p>
      <text:p text:style-name="P1"><text:span text:style-name="T5"><text:s text:c="6"/></text:span><text:span text:style-name="T1">val</text:span><text:span text:style-name="T5"> </text:span><text:span text:style-name="T41">age</text:span><text:span text:style-name="T5"> = </text:span><text:span text:style-name="T43">fields</text:span><text:span text:style-name="T7">(</text:span><text:span text:style-name="T47">2</text:span><text:span text:style-name="T7">)</text:span><text:span text:style-name="T5">.</text:span><text:span text:style-name="T19">toInt</text:span></text:p>
      <text:p text:style-name="P1"><text:span text:style-name="T5"><text:s text:c="6"/></text:span><text:span text:style-name="T1">val</text:span><text:span text:style-name="T5"> </text:span><text:span text:style-name="T41">numFriends</text:span><text:span text:style-name="T5"> = </text:span><text:span text:style-name="T43">fields</text:span><text:span text:style-name="T7">(</text:span><text:span text:style-name="T47">3</text:span><text:span text:style-name="T7">)</text:span><text:span text:style-name="T5">.</text:span><text:span text:style-name="T19">toInt</text:span></text:p>
      <text:p text:style-name="P1"><text:span text:style-name="T5"><text:s text:c="6"/></text:span><text:span text:style-name="T27">// Create a tuple that is our result.</text:span></text:p>
      <text:p text:style-name="P1"><text:span text:style-name="T5"><text:s text:c="6"/>(</text:span><text:span text:style-name="T41">age</text:span><text:span text:style-name="T5">, </text:span><text:span text:style-name="T41">numFriends</text:span><text:span text:style-name="T5">)</text:span></text:p>
      <text:p text:style-name="P7"><text:s text:c="2"/>}</text:p>
      <text:p text:style-name="P1"/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8"/></text:p>
      <text:p text:style-name="P1"><text:span text:style-name="T5"><text:s text:c="4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FriendsByAge"</text:span><text:span text:style-name="T5">)</text:span></text:p>
      <text:p text:style-name="P7"><text:s text:c="2"/></text:p>
      <text:p text:style-name="P1"><text:span text:style-name="T5"><text:s text:c="4"/></text:span><text:span text:style-name="T27">// Load each line of the source data into an RDD</text:span></text:p>
      <text:p text:style-name="P1"><text:span text:style-name="T5"><text:s text:c="4"/></text:span><text:span text:style-name="T1">val</text:span><text:span text:style-name="T5"> </text:span><text:span text:style-name="T41">lin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fakefriends.csv"</text:span><text:span text:style-name="T5">)</text:span></text:p>
      <text:p text:style-name="P7"><text:s text:c="4"/></text:p>
      <text:p text:style-name="P1"><text:span text:style-name="T5"><text:s text:c="4"/></text:span><text:span text:style-name="T27">// Use our parseLines function to convert to (age, numFriends) tuples</text:span></text:p>
      <text:p text:style-name="P1"><text:span text:style-name="T5"><text:s text:c="4"/></text:span><text:span text:style-name="T1">val</text:span><text:span text:style-name="T5"> </text:span><text:span text:style-name="T41">rdd</text:span><text:span text:style-name="T5"> = </text:span><text:span text:style-name="T41">lines</text:span><text:span text:style-name="T5">.</text:span><text:span text:style-name="T19">map</text:span><text:span text:style-name="T5">(</text:span><text:span text:style-name="T19">parseLine</text:span><text:span text:style-name="T5">)</text:span></text:p>
      <text:p text:style-name="P19"/>
      <text:p text:style-name="P1"><text:span text:style-name="T5"><text:s text:c="4"/></text:span><text:span text:style-name="T27">// We are starting with an RDD of form (age, numFriends) where age is the KEY and numFriends is the VALUE</text:span></text:p>
      <text:p text:style-name="P1"><text:span text:style-name="T5"><text:s text:c="4"/></text:span><text:span text:style-name="T27">// We use mapValues to convert each numFriends value to a tuple of (numFriends, 1)</text:span></text:p>
      <text:p text:style-name="P1"><text:span text:style-name="T5"><text:s text:c="4"/></text:span><text:span text:style-name="T27">// Then we use reduceByKey to sum up the total numFriends and total instances for each age, by</text:span></text:p>
      <text:p text:style-name="P1"><text:span text:style-name="T5"><text:s text:c="4"/></text:span><text:span text:style-name="T27">// adding together all the numFriends values and 1's respectively.</text:span></text:p>
      <text:p text:style-name="P1"><text:span text:style-name="T5"><text:s text:c="4"/></text:span><text:span text:style-name="T1">val</text:span><text:span text:style-name="T5"> </text:span><text:span text:style-name="T41">totalsByAge</text:span><text:span text:style-name="T5"> = </text:span><text:span text:style-name="T43">rdd</text:span><text:span text:style-name="T7">.</text:span><text:span text:style-name="T21">mapValues</text:span><text:span text:style-name="T7">(</text:span><text:span text:style-name="T25">x</text:span><text:span text:style-name="T7"> =&gt; (</text:span><text:span text:style-name="T25">x</text:span><text:span text:style-name="T7">, </text:span><text:span text:style-name="T47">1</text:span><text:span text:style-name="T7">))</text:span><text:span text:style-name="T5">.</text:span><text:span text:style-name="T19">reduceByKey</text:span><text:span text:style-name="T5">( (</text:span><text:span text:style-name="T23">x</text:span><text:span text:style-name="T5">,</text:span><text:span text:style-name="T23">y</text:span><text:span text:style-name="T5">) =&gt; (</text:span><text:span text:style-name="T23">x</text:span><text:span text:style-name="T5">.</text:span><text:span text:style-name="T37">_1</text:span><text:span text:style-name="T5"> </text:span><text:span text:style-name="T19">+</text:span><text:span text:style-name="T5"> </text:span><text:span text:style-name="T23">y</text:span><text:span text:style-name="T5">.</text:span><text:span text:style-name="T37">_1</text:span><text:span text:style-name="T5">, </text:span><text:span text:style-name="T23">x</text:span><text:span text:style-name="T5">.</text:span><text:span text:style-name="T37">_2</text:span><text:span text:style-name="T5"> </text:span><text:span text:style-name="T19">+</text:span><text:span text:style-name="T5"> </text:span><text:span text:style-name="T23">y</text:span><text:span text:style-name="T5">.</text:span><text:span text:style-name="T37">_2</text:span><text:span text:style-name="T5">))</text:span></text:p>
      <text:p text:style-name="P7"><text:s text:c="4"/></text:p>
      <text:p text:style-name="P1"><text:span text:style-name="T5"><text:s text:c="4"/></text:span><text:span text:style-name="T27">// So now we have tuples of (age, (totalFriends, totalInstances))</text:span></text:p>
      <text:p text:style-name="P1"><text:span text:style-name="T5"><text:s text:c="4"/></text:span><text:span text:style-name="T27">// To compute the average we divide totalFriends / totalInstances for each age.</text:span></text:p>
      <text:p text:style-name="P1"><text:span text:style-name="T5"><text:s text:c="4"/></text:span><text:span text:style-name="T1">val</text:span><text:span text:style-name="T5"> </text:span><text:span text:style-name="T41">averagesByAge</text:span><text:span text:style-name="T5"> = </text:span><text:span text:style-name="T43">totalsByAge</text:span><text:span text:style-name="T5">.</text:span><text:span text:style-name="T19">mapValues</text:span><text:span text:style-name="T5">(</text:span><text:span text:style-name="T23">x</text:span><text:span text:style-name="T5"> =&gt; </text:span><text:span text:style-name="T23">x</text:span><text:span text:style-name="T5">.</text:span><text:span text:style-name="T37">_1</text:span><text:span text:style-name="T5"> </text:span><text:span text:style-name="T19">/</text:span><text:span text:style-name="T5"> </text:span><text:span text:style-name="T23">x</text:span><text:span text:style-name="T5">.</text:span><text:span text:style-name="T37">_2</text:span><text:span text:style-name="T5">)</text:span></text:p>
      <text:p text:style-name="P7"><text:s text:c="4"/></text:p>
      <text:p text:style-name="P1"><text:span text:style-name="T5"><text:s text:c="4"/></text:span><text:span text:style-name="T27">// Collect the results from the RDD (This kicks off computing the DAG and actually executes the job)</text:span></text:p>
      <text:p text:style-name="P1"><text:span text:style-name="T5"><text:s text:c="4"/></text:span><text:span text:style-name="T1">val</text:span><text:span text:style-name="T5"> </text:span><text:span text:style-name="T41">results</text:span><text:span text:style-name="T5"> = </text:span><text:span text:style-name="T41">averagesByAge</text:span><text:span text:style-name="T5">.</text:span><text:span text:style-name="T19">collect</text:span><text:span text:style-name="T5">()</text:span></text:p>
      <text:p text:style-name="P7"><text:s text:c="4"/></text:p>
      <text:p text:style-name="P1"><text:span text:style-name="T5"><text:s text:c="4"/></text:span><text:span text:style-name="T27">// Sort and print the final results.</text:span></text:p>
      <text:p text:style-name="P1"><text:span text:style-name="T5"><text:s text:c="4"/></text:span><text:span text:style-name="T43">results</text:span><text:span text:style-name="T7">.</text:span><text:span text:style-name="T21">sorted</text:span><text:span text:style-name="T5">.</text:span><text:span text:style-name="T19">foreach</text:span><text:span text:style-name="T5">(</text:span><text:span text:style-name="T19">println</text:span><text:span text:style-name="T5">)</text:span></text:p>
      <text:p text:style-name="P9"><text:s text:c="2"/>} </text:p>
      <text:p text:style-name="P9">}</text:p>
      <text:p text:style-name="P13"><text:soft-page-break/>Station Id,Date,level,temp,,,E,</text:p>
      <text:p text:style-name="P9">ITE00100554,18000101,TMAX,-75,,,E,</text:p>
      <text:p text:style-name="P9">ITE00100554,18000101,TMIN,-148,,,E,</text:p>
      <text:p text:style-name="P9">GM000010962,18000101,PRCP,0,,,E,</text:p>
      <text:p text:style-name="P9">................................</text:p>
      <text:p text:style-name="P2"><text:span text:style-name="T1">package</text:span><text:span text:style-name="T5"> com.sundogsoftware.spark</text:span>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1"><text:span text:style-name="T1">import</text:span><text:span text:style-name="T5"> scala.math.</text:span><text:span text:style-name="T19">min</text:span></text:p>
      <text:p text:style-name="P4"/>
      <text:p text:style-name="P5">/** Find the minimum temperature by weather station */</text:p>
      <text:p text:style-name="P1"><text:span text:style-name="T1">object</text:span><text:span text:style-name="T5"> </text:span><text:span text:style-name="T17">MinTemperatures</text:span><text:span text:style-name="T5"> {</text:span></text:p>
      <text:p text:style-name="P7"><text:s text:c="2"/></text:p>
      <text:p text:style-name="P1"><text:span text:style-name="T5"><text:s text:c="2"/></text:span><text:span text:style-name="T1">def</text:span><text:span text:style-name="T5"> </text:span><text:span text:style-name="T19">parseLine</text:span><text:span text:style-name="T5">(</text:span><text:span text:style-name="T23">line</text:span><text:span text:style-name="T5">:</text:span><text:span text:style-name="T14">String</text:span><text:span text:style-name="T5">)= {</text:span></text:p>
      <text:p text:style-name="P1"><text:span text:style-name="T5"><text:s text:c="4"/></text:span><text:span text:style-name="T1">val</text:span><text:span text:style-name="T5"> </text:span><text:span text:style-name="T41">fields</text:span><text:span text:style-name="T5"> = </text:span><text:span text:style-name="T23">line</text:span><text:span text:style-name="T5">.</text:span><text:span text:style-name="T19">split</text:span><text:span text:style-name="T5">(</text:span><text:span text:style-name="T34">","</text:span><text:span text:style-name="T5">)</text:span></text:p>
      <text:p text:style-name="P1"><text:span text:style-name="T5"><text:s text:c="4"/></text:span><text:span text:style-name="T1">val</text:span><text:span text:style-name="T5"> </text:span><text:span text:style-name="T41">stationID</text:span><text:span text:style-name="T5"> = </text:span><text:span text:style-name="T41">fields</text:span><text:span text:style-name="T5">(</text:span><text:span text:style-name="T45">0</text:span><text:span text:style-name="T5">)</text:span></text:p>
      <text:p text:style-name="P1"><text:span text:style-name="T5"><text:s text:c="4"/></text:span><text:span text:style-name="T1">val</text:span><text:span text:style-name="T5"> </text:span><text:span text:style-name="T41">entryType</text:span><text:span text:style-name="T5"> = </text:span><text:span text:style-name="T41">fields</text:span><text:span text:style-name="T5">(</text:span><text:span text:style-name="T45">2</text:span><text:span text:style-name="T5">)</text:span></text:p>
      <text:p text:style-name="P1"><text:span text:style-name="T5"><text:s text:c="4"/></text:span><text:span text:style-name="T1">val</text:span><text:span text:style-name="T5"> </text:span><text:span text:style-name="T41">temperature</text:span><text:span text:style-name="T5"> = </text:span><text:span text:style-name="T43">fields</text:span><text:span text:style-name="T7">(</text:span><text:span text:style-name="T47">3</text:span><text:span text:style-name="T7">)</text:span><text:span text:style-name="T5">.</text:span><text:span text:style-name="T19">toFloat</text:span><text:span text:style-name="T5"> </text:span><text:span text:style-name="T19">*</text:span><text:span text:style-name="T5"> </text:span><text:span text:style-name="T45">0.1f</text:span><text:span text:style-name="T5"> </text:span><text:span text:style-name="T19">*</text:span><text:span text:style-name="T5"> (</text:span><text:span text:style-name="T45">9.0f</text:span><text:span text:style-name="T5"> </text:span><text:span text:style-name="T19">/</text:span><text:span text:style-name="T5"> </text:span><text:span text:style-name="T45">5.0f</text:span><text:span text:style-name="T5">) </text:span><text:span text:style-name="T19">+</text:span><text:span text:style-name="T5"> </text:span><text:span text:style-name="T45">32.0f</text:span></text:p>
      <text:p text:style-name="P1"><text:span text:style-name="T5"><text:s text:c="4"/>(</text:span><text:span text:style-name="T41">stationID</text:span><text:span text:style-name="T5">, </text:span><text:span text:style-name="T41">entryType</text:span><text:span text:style-name="T5">, </text:span><text:span text:style-name="T41">temperature</text:span><text:span text:style-name="T5">)</text:span></text:p>
      <text:p text:style-name="P7"><text:s text:c="2"/>}</text:p>
      <text:p text:style-name="P1"><text:span text:style-name="T5"><text:s text:c="4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4"/></text:p>
      <text:p text:style-name="P1"><text:span text:style-name="T5"><text:s text:c="4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MinTemperatures"</text:span><text:span text:style-name="T5">)</text:span></text:p>
      <text:p text:style-name="P7"><text:s text:c="4"/></text:p>
      <text:p text:style-name="P1"><text:span text:style-name="T5"><text:s text:c="4"/></text:span><text:span text:style-name="T27">// Read each line of input data</text:span></text:p>
      <text:p text:style-name="P1"><text:span text:style-name="T5"><text:s text:c="4"/></text:span><text:span text:style-name="T1">val</text:span><text:span text:style-name="T5"> </text:span><text:span text:style-name="T41">lin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1800.csv"</text:span><text:span text:style-name="T5">)</text:span></text:p>
      <text:p text:style-name="P7"><text:s text:c="4"/></text:p>
      <text:p text:style-name="P1"><text:span text:style-name="T5"><text:s text:c="4"/></text:span><text:span text:style-name="T27">// Convert to (stationID, entryType, temperature) tuples</text:span></text:p>
      <text:p text:style-name="P1"><text:span text:style-name="T5"><text:s text:c="4"/></text:span><text:span text:style-name="T1">val</text:span><text:span text:style-name="T5"> </text:span><text:span text:style-name="T41">parsedLines</text:span><text:span text:style-name="T5"> = </text:span><text:span text:style-name="T41">lines</text:span><text:span text:style-name="T5">.</text:span><text:span text:style-name="T19">map</text:span><text:span text:style-name="T5">(</text:span><text:span text:style-name="T19">parseLine</text:span><text:span text:style-name="T5">)</text:span></text:p>
      <text:p text:style-name="P7"><text:s text:c="4"/></text:p>
      <text:p text:style-name="P1"><text:span text:style-name="T5"><text:s text:c="4"/></text:span><text:span text:style-name="T27">// Filter out all but TMIN entries</text:span></text:p>
      <text:p text:style-name="P1"><text:span text:style-name="T5"><text:s text:c="4"/></text:span><text:span text:style-name="T1">val</text:span><text:span text:style-name="T5"> </text:span><text:span text:style-name="T41">minTemps</text:span><text:span text:style-name="T5"> = </text:span><text:span text:style-name="T41">parsedLines</text:span><text:span text:style-name="T5">.</text:span><text:span text:style-name="T19">filter</text:span><text:span text:style-name="T5">(</text:span><text:span text:style-name="T23">x</text:span><text:span text:style-name="T5"> =&gt; </text:span><text:span text:style-name="T23">x</text:span><text:span text:style-name="T5">.</text:span><text:span text:style-name="T37">_2</text:span><text:span text:style-name="T5"> </text:span><text:span text:style-name="T19">==</text:span><text:span text:style-name="T5"> </text:span><text:span text:style-name="T34">"TMIN"</text:span><text:span text:style-name="T5">)</text:span></text:p>
      <text:p text:style-name="P7"><text:s text:c="4"/></text:p>
      <text:p text:style-name="P1"><text:span text:style-name="T5"><text:s text:c="4"/></text:span><text:span text:style-name="T27">// Convert to (stationID, temperature)</text:span></text:p>
      <text:p text:style-name="P1"><text:span text:style-name="T5"><text:s text:c="4"/></text:span><text:span text:style-name="T1">val</text:span><text:span text:style-name="T5"> </text:span><text:span text:style-name="T41">stationTemps</text:span><text:span text:style-name="T5"> = </text:span><text:span text:style-name="T41">minTemps</text:span><text:span text:style-name="T5">.</text:span><text:span text:style-name="T19">map</text:span><text:span text:style-name="T5">(</text:span><text:span text:style-name="T23">x</text:span><text:span text:style-name="T5"> =&gt; (</text:span><text:span text:style-name="T23">x</text:span><text:span text:style-name="T5">.</text:span><text:span text:style-name="T37">_1</text:span><text:span text:style-name="T5">, </text:span><text:span text:style-name="T23">x</text:span><text:span text:style-name="T5">.</text:span><text:span text:style-name="T37">_3</text:span><text:span text:style-name="T5">.</text:span><text:span text:style-name="T19">toFloat</text:span><text:span text:style-name="T5">))</text:span></text:p>
      <text:p text:style-name="P7"><text:s text:c="4"/></text:p>
      <text:p text:style-name="P1"><text:span text:style-name="T5"><text:s text:c="4"/></text:span><text:span text:style-name="T27">// Reduce by stationID retaining the minimum temperature found</text:span></text:p>
      <text:p text:style-name="P1"><text:span text:style-name="T5"><text:s text:c="4"/></text:span><text:span text:style-name="T1">val</text:span><text:span text:style-name="T5"> </text:span><text:span text:style-name="T41">minTempsByStation</text:span><text:span text:style-name="T5"> = </text:span><text:span text:style-name="T43">stationTemps</text:span><text:span text:style-name="T5">.</text:span><text:span text:style-name="T19">reduceByKey</text:span><text:span text:style-name="T5">( (</text:span><text:span text:style-name="T23">x</text:span><text:span text:style-name="T5">,</text:span><text:span text:style-name="T23">y</text:span><text:span text:style-name="T5">) =&gt; </text:span><text:span text:style-name="T19">min</text:span><text:span text:style-name="T5">(</text:span><text:span text:style-name="T23">x</text:span><text:span text:style-name="T5">,</text:span><text:span text:style-name="T23">y</text:span><text:span text:style-name="T5">))</text:span></text:p>
      <text:p text:style-name="P7"><text:s text:c="4"/></text:p>
      <text:p text:style-name="P1"><text:span text:style-name="T5"><text:s text:c="4"/></text:span><text:span text:style-name="T27">// Collect, format, and print the results</text:span></text:p>
      <text:p text:style-name="P1"><text:span text:style-name="T5"><text:s text:c="4"/></text:span><text:span text:style-name="T1">val</text:span><text:span text:style-name="T5"> </text:span><text:span text:style-name="T41">results</text:span><text:span text:style-name="T5"> = </text:span><text:span text:style-name="T41">minTempsByStation</text:span><text:span text:style-name="T5">.</text:span><text:span text:style-name="T19">collect</text:span><text:span text:style-name="T5">()</text:span></text:p>
      <text:p text:style-name="P7"><text:s text:c="4"/></text:p>
      <text:p text:style-name="P1"><text:span text:style-name="T5"><text:s text:c="4"/></text:span><text:span text:style-name="T1">for</text:span><text:span text:style-name="T5"> (</text:span><text:span text:style-name="T41">result</text:span><text:span text:style-name="T5"> &lt;- </text:span><text:span text:style-name="T43">results</text:span><text:span text:style-name="T7">.</text:span><text:span text:style-name="T21">sorted</text:span><text:span text:style-name="T5">) {</text:span></text:p>
      <text:p text:style-name="P1"><text:span text:style-name="T5"><text:s text:c="7"/></text:span><text:span text:style-name="T1">val</text:span><text:span text:style-name="T5"> </text:span><text:span text:style-name="T41">station</text:span><text:span text:style-name="T5"> = </text:span><text:span text:style-name="T41">result</text:span><text:span text:style-name="T5">.</text:span><text:span text:style-name="T37">_1</text:span></text:p>
      <text:p text:style-name="P1"><text:span text:style-name="T5"><text:s text:c="7"/></text:span><text:span text:style-name="T1">val</text:span><text:span text:style-name="T5"> </text:span><text:span text:style-name="T41">temp</text:span><text:span text:style-name="T5"> = </text:span><text:span text:style-name="T41">result</text:span><text:span text:style-name="T5">.</text:span><text:span text:style-name="T37">_2</text:span></text:p>
      <text:p text:style-name="P1"><text:span text:style-name="T5"><text:s text:c="7"/></text:span><text:span text:style-name="T1">val</text:span><text:span text:style-name="T5"> </text:span><text:span text:style-name="T41">formattedTemp</text:span><text:span text:style-name="T5"> = f</text:span><text:span text:style-name="T34">"$</text:span><text:span text:style-name="T41">temp</text:span><text:span text:style-name="T34">%.2f F"</text:span></text:p>
      <text:p text:style-name="P1"><text:span text:style-name="T5"><text:s text:c="7"/></text:span><text:span text:style-name="T19">println</text:span><text:span text:style-name="T5">(s</text:span><text:span text:style-name="T34">"$</text:span><text:span text:style-name="T41">station</text:span><text:span text:style-name="T34"> minimum temperature: $</text:span><text:span text:style-name="T41">formattedTemp</text:span><text:span text:style-name="T34">"</text:span><text:span text:style-name="T5">) </text:span></text:p>
      <text:p text:style-name="P7"><text:s text:c="4"/>}</text:p>
      <text:p text:style-name="P7"><text:s text:c="6"/></text:p>
      <text:p text:style-name="P7"><text:s text:c="2"/>}</text:p>
      <text:p text:style-name="P21">}</text:p>
      <text:p text:style-name="P14"/>
      <text:p text:style-name="P14"/>
      <text:p text:style-name="P14"/>
      <text:p text:style-name="P14"/>
      <text:p text:style-name="P2"><text:soft-page-break/><text:span text:style-name="T1">package</text:span><text:span text:style-name="T5"> com.sundogsoftware.spark</text:span>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4"/>
      <text:p text:style-name="P5">/** Count up how many of each word occurs in a book, using regular expressions and sorting the final results */</text:p>
      <text:p text:style-name="P1"><text:span text:style-name="T1">object</text:span><text:span text:style-name="T5"> </text:span><text:span text:style-name="T17">WordCountBetterSorted</text:span><text:span text:style-name="T5"> {</text:span></text:p>
      <text:p text:style-name="P7"><text:s/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4"/></text:p>
      <text:p text:style-name="P1"><text:span text:style-name="T5"><text:s text:c="5"/></text:span><text:span text:style-name="T27">// Create a SparkContext using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"</text:span><text:span text:style-name="T5">, </text:span><text:span text:style-name="T34">"WordCountBetterSorted"</text:span><text:span text:style-name="T5">) <text:s text:c="2"/></text:span></text:p>
      <text:p text:style-name="P7"><text:s text:c="4"/></text:p>
      <text:p text:style-name="P1"><text:span text:style-name="T5"><text:s text:c="4"/></text:span><text:span text:style-name="T27">// Load each line of my book into an RDD</text:span></text:p>
      <text:p text:style-name="P1"><text:span text:style-name="T5"><text:s text:c="4"/></text:span><text:span text:style-name="T1">val</text:span><text:span text:style-name="T5"> </text:span><text:span text:style-name="T41">input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book.txt"</text:span><text:span text:style-name="T5">)</text:span></text:p>
      <text:p text:style-name="P7"><text:s text:c="4"/></text:p>
      <text:p text:style-name="P1"><text:span text:style-name="T5"><text:s text:c="4"/></text:span><text:span text:style-name="T27">// Split using a regular expression that extracts words</text:span></text:p>
      <text:p text:style-name="P1"><text:span text:style-name="T5"><text:s text:c="4"/></text:span><text:span text:style-name="T1">val</text:span><text:span text:style-name="T5"> </text:span><text:span text:style-name="T41">words</text:span><text:span text:style-name="T5"> = </text:span><text:span text:style-name="T41">input</text:span><text:span text:style-name="T5">.</text:span><text:span text:style-name="T19">flatMap</text:span><text:span text:style-name="T5">(</text:span><text:span text:style-name="T23">x</text:span><text:span text:style-name="T5"> =&gt; </text:span><text:span text:style-name="T25">x</text:span><text:span text:style-name="T7">.</text:span><text:span text:style-name="T21">split</text:span><text:span text:style-name="T7">(</text:span><text:span text:style-name="T36">"</text:span><text:span text:style-name="T47">\\</text:span><text:span text:style-name="T36">W+"</text:span><text:span text:style-name="T7">)</text:span><text:span text:style-name="T5">)</text:span></text:p>
      <text:p text:style-name="P7"><text:s text:c="4"/></text:p>
      <text:p text:style-name="P1"><text:span text:style-name="T5"><text:s text:c="4"/></text:span><text:span text:style-name="T27">// Normalize everything to </text:span><text:span text:style-name="T29">lowercase</text:span></text:p>
      <text:p text:style-name="P1"><text:span text:style-name="T5"><text:s text:c="4"/></text:span><text:span text:style-name="T1">val</text:span><text:span text:style-name="T5"> </text:span><text:span text:style-name="T41">lowercaseWords</text:span><text:span text:style-name="T5"> = </text:span><text:span text:style-name="T41">words</text:span><text:span text:style-name="T5">.</text:span><text:span text:style-name="T19">map</text:span><text:span text:style-name="T5">(</text:span><text:span text:style-name="T23">x</text:span><text:span text:style-name="T5"> =&gt; </text:span><text:span text:style-name="T23">x</text:span><text:span text:style-name="T5">.</text:span><text:span text:style-name="T19">toLowerCase</text:span><text:span text:style-name="T5">())</text:span></text:p>
      <text:p text:style-name="P7"><text:s text:c="4"/></text:p>
      <text:p text:style-name="P1"><text:span text:style-name="T5"><text:s text:c="4"/></text:span><text:span text:style-name="T27">// Count of the occurrences of each word</text:span></text:p>
      <text:p text:style-name="P1"><text:span text:style-name="T5"><text:s text:c="4"/></text:span><text:span text:style-name="T1">val</text:span><text:span text:style-name="T5"> </text:span><text:span text:style-name="T41">wordCounts</text:span><text:span text:style-name="T5"> = </text:span><text:span text:style-name="T43">lowercaseWords</text:span><text:span text:style-name="T7">.</text:span><text:span text:style-name="T21">map</text:span><text:span text:style-name="T7">(</text:span><text:span text:style-name="T25">x</text:span><text:span text:style-name="T7"> =&gt; (</text:span><text:span text:style-name="T25">x</text:span><text:span text:style-name="T7">, </text:span><text:span text:style-name="T47">1</text:span><text:span text:style-name="T7">))</text:span><text:span text:style-name="T5">.</text:span><text:span text:style-name="T19">reduceByKey</text:span><text:span text:style-name="T5">( (</text:span><text:span text:style-name="T23">x</text:span><text:span text:style-name="T5">,</text:span><text:span text:style-name="T23">y</text:span><text:span text:style-name="T5">) =&gt; </text:span><text:span text:style-name="T23">x</text:span><text:span text:style-name="T5"> </text:span><text:span text:style-name="T19">+</text:span><text:span text:style-name="T5"> </text:span><text:span text:style-name="T23">y</text:span><text:span text:style-name="T5"> )</text:span></text:p>
      <text:p text:style-name="P7"><text:s text:c="4"/></text:p>
      <text:p text:style-name="P1"><text:span text:style-name="T5"><text:s text:c="4"/></text:span><text:span text:style-name="T27">// Flip (word, count) tuples to (count, word) and then sort by key (the counts)</text:span></text:p>
      <text:p text:style-name="P1"><text:span text:style-name="T5"><text:s text:c="4"/></text:span><text:span text:style-name="T1">val</text:span><text:span text:style-name="T5"> </text:span><text:span text:style-name="T41">wordCountsSorted</text:span><text:span text:style-name="T5"> = </text:span><text:span text:style-name="T43">wordCounts</text:span><text:span text:style-name="T7">.</text:span><text:span text:style-name="T21">map</text:span><text:span text:style-name="T7">( </text:span><text:span text:style-name="T25">x</text:span><text:span text:style-name="T7"> =&gt; (</text:span><text:span text:style-name="T25">x</text:span><text:span text:style-name="T7">.</text:span><text:span text:style-name="T39">_2</text:span><text:span text:style-name="T7">, </text:span><text:span text:style-name="T25">x</text:span><text:span text:style-name="T7">.</text:span><text:span text:style-name="T39">_1</text:span><text:span text:style-name="T7">) )</text:span><text:span text:style-name="T5">.</text:span><text:span text:style-name="T19">sortByKey</text:span><text:span text:style-name="T5">()</text:span></text:p>
      <text:p text:style-name="P7"><text:s text:c="4"/></text:p>
      <text:p text:style-name="P1"><text:span text:style-name="T5"><text:s text:c="4"/></text:span><text:span text:style-name="T27">// Print the results, </text:span><text:span text:style-name="T29">flipping</text:span><text:span text:style-name="T27"> the (count, word) results to word: count as we go.</text:span></text:p>
      <text:p text:style-name="P1"><text:span text:style-name="T5"><text:s text:c="4"/></text:span><text:span text:style-name="T1">for</text:span><text:span text:style-name="T5"> (</text:span><text:span text:style-name="T41">result</text:span><text:span text:style-name="T5"> &lt;- </text:span><text:span text:style-name="T41">wordCountsSorted</text:span><text:span text:style-name="T5">) {</text:span></text:p>
      <text:p text:style-name="P1"><text:span text:style-name="T5"><text:s text:c="6"/></text:span><text:span text:style-name="T1">val</text:span><text:span text:style-name="T5"> </text:span><text:span text:style-name="T41">count</text:span><text:span text:style-name="T5"> = </text:span><text:span text:style-name="T41">result</text:span><text:span text:style-name="T5">.</text:span><text:span text:style-name="T37">_1</text:span></text:p>
      <text:p text:style-name="P1"><text:span text:style-name="T5"><text:s text:c="6"/></text:span><text:span text:style-name="T1">val</text:span><text:span text:style-name="T5"> </text:span><text:span text:style-name="T41">word</text:span><text:span text:style-name="T5"> = </text:span><text:span text:style-name="T41">result</text:span><text:span text:style-name="T5">.</text:span><text:span text:style-name="T37">_2</text:span></text:p>
      <text:p text:style-name="P1"><text:span text:style-name="T5"><text:s text:c="6"/></text:span><text:span text:style-name="T19">println</text:span><text:span text:style-name="T5">(s</text:span><text:span text:style-name="T34">"$</text:span><text:span text:style-name="T41">word</text:span><text:span text:style-name="T34">: $</text:span><text:span text:style-name="T41">count</text:span><text:span text:style-name="T34">"</text:span><text:span text:style-name="T5">)</text:span></text:p>
      <text:p text:style-name="P7"><text:s text:c="4"/>}</text:p>
      <text:p text:style-name="P7"><text:s text:c="4"/></text:p>
      <text:p text:style-name="P10"><text:s text:c="2"/>}</text:p>
      <text:p text:style-name="P22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CustID,product,amount</text:p>
      <text:p text:style-name="P15">44,8602,37.19</text:p>
      <text:p text:style-name="P15">35,5368,65.89</text:p>
      <text:p text:style-name="P15">2,3391,40.64</text:p>
      <text:p text:style-name="P15">................</text:p>
      <text:p text:style-name="P3"><text:span text:style-name="T1">package</text:span><text:span text:style-name="T5"> com.sundogsoftware.spark</text:span>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4"/>
      <text:p text:style-name="P5">/** Compute the total amount spent per customer in some fake e-commerce data. */</text:p>
      <text:p text:style-name="P1"><text:span text:style-name="T1">object</text:span><text:span text:style-name="T5"> </text:span><text:span text:style-name="T17">TotalSpentByCustomerSorted</text:span><text:span text:style-name="T5"> {</text:span></text:p>
      <text:p text:style-name="P7"><text:s text:c="2"/></text:p>
      <text:p text:style-name="P1"><text:span text:style-name="T5"><text:s text:c="2"/></text:span><text:span text:style-name="T9">/** Convert input data to (customerID, amountSpent) tuples */</text:span></text:p>
      <text:p text:style-name="P1"><text:span text:style-name="T5"><text:s text:c="2"/></text:span><text:span text:style-name="T1">def</text:span><text:span text:style-name="T5"> </text:span><text:span text:style-name="T19">extractCustomerPricePairs</text:span><text:span text:style-name="T5">(</text:span><text:span text:style-name="T23">line</text:span><text:span text:style-name="T5">: </text:span><text:span text:style-name="T14">String</text:span><text:span text:style-name="T5">) = {</text:span></text:p>
      <text:p text:style-name="P1"><text:span text:style-name="T5"><text:s text:c="4"/></text:span><text:span text:style-name="T1">var</text:span><text:span text:style-name="T5"> </text:span><text:span text:style-name="T49">fields</text:span><text:span text:style-name="T5"> = </text:span><text:span text:style-name="T23">line</text:span><text:span text:style-name="T5">.</text:span><text:span text:style-name="T19">split</text:span><text:span text:style-name="T5">(</text:span><text:span text:style-name="T34">","</text:span><text:span text:style-name="T5">)</text:span></text:p>
      <text:p text:style-name="P1"><text:span text:style-name="T5"><text:s text:c="4"/>(</text:span><text:span text:style-name="T51">fields</text:span><text:span text:style-name="T7">(</text:span><text:span text:style-name="T47">0</text:span><text:span text:style-name="T7">)</text:span><text:span text:style-name="T5">.</text:span><text:span text:style-name="T19">toInt</text:span><text:span text:style-name="T5">, </text:span><text:span text:style-name="T51">fields</text:span><text:span text:style-name="T7">(</text:span><text:span text:style-name="T47">2</text:span><text:span text:style-name="T7">)</text:span><text:span text:style-name="T5">.</text:span><text:span text:style-name="T19">toFloat</text:span><text:span text:style-name="T5">)</text:span></text:p>
      <text:p text:style-name="P7"><text:s text:c="2"/>}</text:p>
      <text:p text:style-name="P7"><text:s/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4"/></text:p>
      <text:p text:style-name="P1"><text:span text:style-name="T5"><text:s text:c="5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TotalSpentByCustomerSorted"</text:span><text:span text:style-name="T5">) <text:s text:c="2"/></text:span></text:p>
      <text:p text:style-name="P7"><text:s text:c="4"/></text:p>
      <text:p text:style-name="P1"><text:span text:style-name="T5"><text:s text:c="4"/></text:span><text:span text:style-name="T1">val</text:span><text:span text:style-name="T5"> </text:span><text:span text:style-name="T41">input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customer-orders.csv"</text:span><text:span text:style-name="T5">)</text:span></text:p>
      <text:p text:style-name="P4"/>
      <text:p text:style-name="P1"><text:span text:style-name="T5"><text:s text:c="4"/></text:span><text:span text:style-name="T1">val</text:span><text:span text:style-name="T5"> </text:span><text:span text:style-name="T41">mappedInput</text:span><text:span text:style-name="T5"> = </text:span><text:span text:style-name="T41">input</text:span><text:span text:style-name="T5">.</text:span><text:span text:style-name="T19">map</text:span><text:span text:style-name="T5">(</text:span><text:span text:style-name="T19">extractCustomerPricePairs</text:span><text:span text:style-name="T5">)</text:span></text:p>
      <text:p text:style-name="P7"><text:s text:c="4"/></text:p>
      <text:p text:style-name="P1"><text:span text:style-name="T5"><text:s text:c="4"/></text:span><text:span text:style-name="T1">val</text:span><text:span text:style-name="T5"> </text:span><text:span text:style-name="T41">totalByCustomer</text:span><text:span text:style-name="T5"> = </text:span><text:span text:style-name="T43">mappedInput</text:span><text:span text:style-name="T5">.</text:span><text:span text:style-name="T19">reduceByKey</text:span><text:span text:style-name="T5">( (</text:span><text:span text:style-name="T23">x</text:span><text:span text:style-name="T5">,</text:span><text:span text:style-name="T23">y</text:span><text:span text:style-name="T5">) =&gt; </text:span><text:span text:style-name="T23">x</text:span><text:span text:style-name="T5"> </text:span><text:span text:style-name="T19">+</text:span><text:span text:style-name="T5"> </text:span><text:span text:style-name="T23">y</text:span><text:span text:style-name="T5"> )</text:span></text:p>
      <text:p text:style-name="P7"><text:s text:c="4"/></text:p>
      <text:p text:style-name="P1"><text:span text:style-name="T5"><text:s text:c="4"/></text:span><text:span text:style-name="T1">val</text:span><text:span text:style-name="T5"> </text:span><text:span text:style-name="T41">flipped</text:span><text:span text:style-name="T5"> = </text:span><text:span text:style-name="T41">totalByCustomer</text:span><text:span text:style-name="T5">.</text:span><text:span text:style-name="T19">map</text:span><text:span text:style-name="T5">( </text:span><text:span text:style-name="T23">x</text:span><text:span text:style-name="T5"> =&gt; (</text:span><text:span text:style-name="T23">x</text:span><text:span text:style-name="T5">.</text:span><text:span text:style-name="T37">_2</text:span><text:span text:style-name="T5">, </text:span><text:span text:style-name="T23">x</text:span><text:span text:style-name="T5">.</text:span><text:span text:style-name="T37">_1</text:span><text:span text:style-name="T5">) )</text:span></text:p>
      <text:p text:style-name="P7"><text:s text:c="4"/></text:p>
      <text:p text:style-name="P1"><text:span text:style-name="T5"><text:s text:c="4"/></text:span><text:span text:style-name="T1">val</text:span><text:span text:style-name="T5"> </text:span><text:span text:style-name="T41">totalByCustomerSorted</text:span><text:span text:style-name="T5"> = </text:span><text:span text:style-name="T43">flipped</text:span><text:span text:style-name="T5">.</text:span><text:span text:style-name="T19">sortByKey</text:span><text:span text:style-name="T5">()</text:span></text:p>
      <text:p text:style-name="P7"><text:s text:c="4"/></text:p>
      <text:p text:style-name="P1"><text:span text:style-name="T5"><text:s text:c="4"/></text:span><text:span text:style-name="T1">val</text:span><text:span text:style-name="T5"> </text:span><text:span text:style-name="T41">results</text:span><text:span text:style-name="T5"> = </text:span><text:span text:style-name="T41">totalByCustomerSorted</text:span><text:span text:style-name="T5">.</text:span><text:span text:style-name="T19">collect</text:span><text:span text:style-name="T5">()</text:span></text:p>
      <text:p text:style-name="P7"><text:s text:c="4"/></text:p>
      <text:p text:style-name="P1"><text:span text:style-name="T5"><text:s text:c="4"/></text:span><text:span text:style-name="T27">// Print the results.</text:span></text:p>
      <text:p text:style-name="P1"><text:span text:style-name="T5"><text:s text:c="4"/></text:span><text:span text:style-name="T43">results</text:span><text:span text:style-name="T5">.</text:span><text:span text:style-name="T19">foreach</text:span><text:span text:style-name="T5">(</text:span><text:span text:style-name="T19">println</text:span><text:span text:style-name="T5">)</text:span></text:p>
      <text:p text:style-name="P7"><text:s text:c="2"/>} </text:p>
      <text:p text:style-name="P7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u.data – <text:span text:style-name="T33">UserID <text:s/>movieID <text:s/>rating <text:s/>timestamp</text:span></text:p>
      <text:p text:style-name="P11">u.item - <text:span text:style-name="T53">movieId|movieName||||||</text:span></text:p>
      <text:p text:style-name="P27">---------------------------</text:p>
      <text:p text:style-name="P10"><text:span text:style-name="T3">package</text:span> com.sundogsoftware.spark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1"><text:span text:style-name="T1">import</text:span><text:span text:style-name="T5"> scala.io.Source</text:span></text:p>
      <text:p text:style-name="P1"><text:span text:style-name="T1">import</text:span><text:span text:style-name="T5"> java.nio.charset.CodingErrorAction</text:span></text:p>
      <text:p text:style-name="P1"><text:span text:style-name="T1">import</text:span><text:span text:style-name="T5"> scala.io.Codec</text:span></text:p>
      <text:p text:style-name="P4"/>
      <text:p text:style-name="P5">/** Find the movies with the most ratings. */</text:p>
      <text:p text:style-name="P1"><text:span text:style-name="T1">object</text:span><text:span text:style-name="T5"> </text:span><text:span text:style-name="T17">PopularMoviesNicer</text:span><text:span text:style-name="T5"> {</text:span></text:p>
      <text:p text:style-name="P7"><text:s text:c="2"/></text:p>
      <text:p text:style-name="P1"><text:span text:style-name="T5"><text:s text:c="2"/></text:span><text:span text:style-name="T9">/** Load up a Map of movie IDs to movie names. */</text:span></text:p>
      <text:p text:style-name="P1"><text:span text:style-name="T5"><text:s text:c="2"/></text:span><text:span text:style-name="T1">def</text:span><text:span text:style-name="T5"> </text:span><text:span text:style-name="T19">loadMovieNames</text:span><text:span text:style-name="T5">() : </text:span><text:span text:style-name="T14">Map</text:span><text:span text:style-name="T5">[Int, </text:span><text:span text:style-name="T14">String</text:span><text:span text:style-name="T5">] = {</text:span></text:p>
      <text:p text:style-name="P7"><text:s text:c="4"/></text:p>
      <text:p text:style-name="P1"><text:span text:style-name="T5"><text:s text:c="4"/></text:span><text:span text:style-name="T27">// Handle character encoding issues:</text:span></text:p>
      <text:p text:style-name="P1"><text:span text:style-name="T5"><text:s text:c="4"/></text:span><text:span text:style-name="T1">implicit</text:span><text:span text:style-name="T5"> </text:span><text:span text:style-name="T1">val</text:span><text:span text:style-name="T5"> </text:span><text:span text:style-name="T41">codec</text:span><text:span text:style-name="T5"> = </text:span><text:span text:style-name="T12">Codec</text:span><text:span text:style-name="T5">(</text:span><text:span text:style-name="T34">"UTF-8"</text:span><text:span text:style-name="T5">)</text:span></text:p>
      <text:p text:style-name="P1"><text:span text:style-name="T5"><text:s text:c="4"/></text:span><text:span text:style-name="T41">codec</text:span><text:span text:style-name="T5">.</text:span><text:span text:style-name="T19">onMalformedInput</text:span><text:span text:style-name="T5">(CodingErrorAction.</text:span><text:span text:style-name="T37">REPLACE</text:span><text:span text:style-name="T5">)</text:span></text:p>
      <text:p text:style-name="P1"><text:span text:style-name="T5"><text:s text:c="4"/></text:span><text:span text:style-name="T41">codec</text:span><text:span text:style-name="T5">.</text:span><text:span text:style-name="T19">onUnmappableCharacter</text:span><text:span text:style-name="T5">(CodingErrorAction.</text:span><text:span text:style-name="T37">REPLACE</text:span><text:span text:style-name="T5">)</text:span></text:p>
      <text:p text:style-name="P4"/>
      <text:p text:style-name="P1"><text:span text:style-name="T5"><text:s text:c="4"/></text:span><text:span text:style-name="T27">// Create a Map of </text:span><text:span text:style-name="T29">Ints</text:span><text:span text:style-name="T27"> to Strings, and populate it from u.item.</text:span></text:p>
      <text:p text:style-name="P1"><text:span text:style-name="T5"><text:s text:c="4"/></text:span><text:span text:style-name="T1">var</text:span><text:span text:style-name="T5"> </text:span><text:span text:style-name="T49">movieNames</text:span><text:span text:style-name="T5">:</text:span><text:span text:style-name="T14">Map</text:span><text:span text:style-name="T5">[Int, </text:span><text:span text:style-name="T14">String</text:span><text:span text:style-name="T5">] = </text:span><text:span text:style-name="T37">Map</text:span><text:span text:style-name="T5">()</text:span></text:p>
      <text:p text:style-name="P7"><text:s text:c="4"/></text:p>
      <text:p text:style-name="P1"><text:span text:style-name="T5"><text:s text:c="5"/></text:span><text:span text:style-name="T1">val</text:span><text:span text:style-name="T5"> </text:span><text:span text:style-name="T41">lines</text:span><text:span text:style-name="T5"> = </text:span><text:span text:style-name="T12">Source</text:span><text:span text:style-name="T5">.</text:span><text:span text:style-name="T19">fromFile</text:span><text:span text:style-name="T5">(</text:span><text:span text:style-name="T34">"../ml-100k/u.item"</text:span><text:span text:style-name="T5">).</text:span><text:span text:style-name="T19">getLines</text:span><text:span text:style-name="T5">()</text:span></text:p>
      <text:p text:style-name="P1"><text:span text:style-name="T5"><text:s text:c="5"/></text:span><text:span text:style-name="T1">for</text:span><text:span text:style-name="T5"> (</text:span><text:span text:style-name="T41">line</text:span><text:span text:style-name="T5"> &lt;- </text:span><text:span text:style-name="T41">lines</text:span><text:span text:style-name="T5">) {</text:span></text:p>
      <text:p text:style-name="P1"><text:span text:style-name="T5"><text:s text:c="7"/></text:span><text:span text:style-name="T1">var</text:span><text:span text:style-name="T5"> </text:span><text:span text:style-name="T49">fields</text:span><text:span text:style-name="T5"> = </text:span><text:span text:style-name="T43">line</text:span><text:span text:style-name="T5">.</text:span><text:span text:style-name="T19">split</text:span><text:span text:style-name="T5">(</text:span><text:span text:style-name="T34">'|'</text:span><text:span text:style-name="T5">)</text:span></text:p>
      <text:p text:style-name="P1"><text:span text:style-name="T5"><text:s text:c="7"/></text:span><text:span text:style-name="T1">if</text:span><text:span text:style-name="T5"> (</text:span><text:span text:style-name="T49">fields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1</text:span><text:span text:style-name="T5">) {</text:span></text:p>
      <text:p text:style-name="P1"><text:span text:style-name="T5"><text:s text:c="8"/></text:span><text:span text:style-name="T49">movieNames</text:span><text:span text:style-name="T5"> += (</text:span><text:span text:style-name="T51">fields</text:span><text:span text:style-name="T7">(</text:span><text:span text:style-name="T47">0</text:span><text:span text:style-name="T7">).</text:span><text:span text:style-name="T21">toInt</text:span><text:span text:style-name="T5"> </text:span><text:span text:style-name="T19">-&gt;</text:span><text:span text:style-name="T5"> </text:span><text:span text:style-name="T49">fields</text:span><text:span text:style-name="T5">(</text:span><text:span text:style-name="T45">1</text:span><text:span text:style-name="T5">))</text:span></text:p>
      <text:p text:style-name="P7"><text:s text:c="7"/>}</text:p>
      <text:p text:style-name="P7"><text:s text:c="5"/>}</text:p>
      <text:p text:style-name="P7"><text:s text:c="4"/></text:p>
      <text:p text:style-name="P1"><text:span text:style-name="T5"><text:s text:c="5"/></text:span><text:span text:style-name="T1">return</text:span><text:span text:style-name="T5"> </text:span><text:span text:style-name="T49">movieNames</text:span></text:p>
      <text:p text:style-name="P7"><text:s text:c="2"/>}</text:p>
      <text:p text:style-name="P7"><text:s/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7"><text:s text:c="3"/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7"><text:s text:c="4"/></text:p>
      <text:p text:style-name="P1"><text:span text:style-name="T5"><text:s text:c="5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PopularMoviesNicer"</text:span><text:span text:style-name="T5">) <text:s/></text:span></text:p>
      <text:p text:style-name="P7"><text:s text:c="4"/></text:p>
      <text:p text:style-name="P1"><text:span text:style-name="T5"><text:s text:c="4"/></text:span><text:span text:style-name="T27">// Create a broadcast variable of our ID -&gt; movie name map</text:span></text:p>
      <text:p text:style-name="P1"><text:span text:style-name="T5"><text:s text:c="4"/></text:span><text:span text:style-name="T1">var</text:span><text:span text:style-name="T5"> </text:span><text:span text:style-name="T49">nameDict</text:span><text:span text:style-name="T5"> = </text:span><text:span text:style-name="T41">sc</text:span><text:span text:style-name="T5">.</text:span><text:span text:style-name="T19">broadcast</text:span><text:span text:style-name="T5">(</text:span><text:span text:style-name="T19">loadMovieNames</text:span><text:span text:style-name="T5">)</text:span></text:p>
      <text:p text:style-name="P7"><text:s text:c="4"/></text:p>
      <text:p text:style-name="P1"><text:span text:style-name="T5"><text:s text:c="4"/></text:span><text:span text:style-name="T27">// Read in each rating line</text:span></text:p>
      <text:p text:style-name="P1"><text:span text:style-name="T5"><text:s text:c="4"/></text:span><text:span text:style-name="T1">val</text:span><text:span text:style-name="T5"> </text:span><text:span text:style-name="T41">lin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ml-100k/u.data"</text:span><text:span text:style-name="T5">)</text:span></text:p>
      <text:p text:style-name="P7"><text:s text:c="4"/></text:p>
      <text:p text:style-name="P1"><text:span text:style-name="T5"><text:s text:c="4"/></text:span><text:span text:style-name="T27">// Map to (movieID, 1) tuples</text:span></text:p>
      <text:p text:style-name="P1"><text:span text:style-name="T5"><text:s text:c="4"/></text:span><text:span text:style-name="T1">val</text:span><text:span text:style-name="T5"> </text:span><text:span text:style-name="T41">movies</text:span><text:span text:style-name="T5"> = </text:span><text:span text:style-name="T41">lines</text:span><text:span text:style-name="T5">.</text:span><text:span text:style-name="T19">map</text:span><text:span text:style-name="T5">(</text:span><text:span text:style-name="T23">x</text:span><text:span text:style-name="T5"> =&gt; (</text:span><text:span text:style-name="T25">x</text:span><text:span text:style-name="T7">.</text:span><text:span text:style-name="T21">split</text:span><text:span text:style-name="T7">(</text:span><text:span text:style-name="T36">"</text:span><text:span text:style-name="T47">\t</text:span><text:span text:style-name="T36">"</text:span><text:span text:style-name="T7">)(</text:span><text:span text:style-name="T47">1</text:span><text:span text:style-name="T7">)</text:span><text:span text:style-name="T5">.</text:span><text:span text:style-name="T19">toInt</text:span><text:span text:style-name="T5">, </text:span><text:span text:style-name="T45">1</text:span><text:span text:style-name="T5">))</text:span></text:p>
      <text:p text:style-name="P7"><text:s text:c="4"/></text:p>
      <text:p text:style-name="P1"><text:span text:style-name="T5"><text:s text:c="4"/></text:span><text:span text:style-name="T27">// Count up all the 1's for each movie</text:span></text:p>
      <text:p text:style-name="P1"><text:span text:style-name="T5"><text:s text:c="4"/></text:span><text:span text:style-name="T1">val</text:span><text:span text:style-name="T5"> </text:span><text:span text:style-name="T41">movieCounts</text:span><text:span text:style-name="T5"> = </text:span><text:span text:style-name="T43">movies</text:span><text:span text:style-name="T5">.</text:span><text:span text:style-name="T19">reduceByKey</text:span><text:span text:style-name="T5">( (</text:span><text:span text:style-name="T23">x</text:span><text:span text:style-name="T5">, </text:span><text:span text:style-name="T23">y</text:span><text:span text:style-name="T5">) =&gt; </text:span><text:span text:style-name="T23">x</text:span><text:span text:style-name="T5"> </text:span><text:span text:style-name="T19">+</text:span><text:span text:style-name="T5"> </text:span><text:span text:style-name="T23">y</text:span><text:span text:style-name="T5"> )</text:span></text:p>
      <text:p text:style-name="P7"><text:s text:c="4"/></text:p>
      <text:p text:style-name="P1"><text:span text:style-name="T5"><text:s text:c="4"/></text:span><text:span text:style-name="T27">// Flip (movieID, count) to (count, movieID)</text:span></text:p>
      <text:p text:style-name="P1"><text:span text:style-name="T5"><text:s text:c="4"/></text:span><text:span text:style-name="T1">val</text:span><text:span text:style-name="T5"> </text:span><text:span text:style-name="T41">flipped</text:span><text:span text:style-name="T5"> = </text:span><text:span text:style-name="T41">movieCounts</text:span><text:span text:style-name="T5">.</text:span><text:span text:style-name="T19">map</text:span><text:span text:style-name="T5">( </text:span><text:span text:style-name="T23">x</text:span><text:span text:style-name="T5"> =&gt; (</text:span><text:span text:style-name="T23">x</text:span><text:span text:style-name="T5">.</text:span><text:span text:style-name="T37">_2</text:span><text:span text:style-name="T5">, </text:span><text:span text:style-name="T23">x</text:span><text:span text:style-name="T5">.</text:span><text:span text:style-name="T37">_1</text:span><text:span text:style-name="T5">) )</text:span></text:p>
      <text:p text:style-name="P7"><text:s text:c="4"/></text:p>
      <text:p text:style-name="P1"><text:span text:style-name="T5"><text:s text:c="4"/></text:span><text:span text:style-name="T27">// Sort</text:span></text:p>
      <text:p text:style-name="P1"><text:soft-page-break/><text:span text:style-name="T5"><text:s text:c="4"/></text:span><text:span text:style-name="T1">val</text:span><text:span text:style-name="T5"> </text:span><text:span text:style-name="T41">sortedMovies</text:span><text:span text:style-name="T5"> = </text:span><text:span text:style-name="T43">flipped</text:span><text:span text:style-name="T5">.</text:span><text:span text:style-name="T19">sortByKey</text:span><text:span text:style-name="T5">()</text:span></text:p>
      <text:p text:style-name="P7"><text:s text:c="4"/></text:p>
      <text:p text:style-name="P1"><text:span text:style-name="T5"><text:s text:c="4"/></text:span><text:span text:style-name="T27">// Fold in the movie names from the broadcast variable</text:span></text:p>
      <text:p text:style-name="P1"><text:span text:style-name="T5"><text:s text:c="4"/></text:span><text:span text:style-name="T1">val</text:span><text:span text:style-name="T5"> </text:span><text:span text:style-name="T41">sortedMoviesWithNames</text:span><text:span text:style-name="T5"> = </text:span><text:span text:style-name="T41">sortedMovies</text:span><text:span text:style-name="T5">.</text:span><text:span text:style-name="T19">map</text:span><text:span text:style-name="T5">( </text:span><text:span text:style-name="T23">x</text:span><text:span text:style-name="T5"> <text:s/>=&gt; (</text:span><text:span text:style-name="T49">nameDict</text:span><text:span text:style-name="T5">.</text:span><text:span text:style-name="T19">value</text:span><text:span text:style-name="T5">(</text:span><text:span text:style-name="T23">x</text:span><text:span text:style-name="T5">.</text:span><text:span text:style-name="T37">_2</text:span><text:span text:style-name="T5">), </text:span><text:span text:style-name="T23">x</text:span><text:span text:style-name="T5">.</text:span><text:span text:style-name="T37">_1</text:span><text:span text:style-name="T5">) )</text:span></text:p>
      <text:p text:style-name="P7"><text:s text:c="4"/></text:p>
      <text:p text:style-name="P1"><text:span text:style-name="T5"><text:s text:c="4"/></text:span><text:span text:style-name="T27">// Collect and print results</text:span></text:p>
      <text:p text:style-name="P1"><text:span text:style-name="T5"><text:s text:c="4"/></text:span><text:span text:style-name="T1">val</text:span><text:span text:style-name="T5"> </text:span><text:span text:style-name="T41">results</text:span><text:span text:style-name="T5"> = </text:span><text:span text:style-name="T41">sortedMoviesWithNames</text:span><text:span text:style-name="T5">.</text:span><text:span text:style-name="T19">collect</text:span><text:span text:style-name="T5">()</text:span></text:p>
      <text:p text:style-name="P7"><text:s text:c="4"/></text:p>
      <text:p text:style-name="P1"><text:span text:style-name="T5"><text:s text:c="4"/></text:span><text:span text:style-name="T43">results</text:span><text:span text:style-name="T5">.</text:span><text:span text:style-name="T19">foreach</text:span><text:span text:style-name="T5">(</text:span><text:span text:style-name="T19">println</text:span><text:span text:style-name="T5">)</text:span></text:p>
      <text:p text:style-name="P7"><text:s text:c="2"/>}</text:p>
      <text:p text:style-name="P7"><text:s text:c="2"/></text:p>
      <text:p text:style-name="P7">}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<text:soft-page-break/>Marvel-names.txt</text:p>
      <text:p text:style-name="P32">superHeroID superHeroName</text:p>
      <text:p text:style-name="P32">1 "24-HOUR MAN/EMMANUEL"</text:p>
      <text:p text:style-name="P32">2 "3-D MAN/CHARLES CHAN"</text:p>
      <text:p text:style-name="P32"/>
      <text:p text:style-name="P32">Marvel-graph.txt</text:p>
      <text:p text:style-name="P32">SuperHero all_connections</text:p>
      <text:p text:style-name="P33">5983 1165 3836 4361 1282 716 4289</text:p>
      <text:p text:style-name="P33">5980 2731 3712 1587 6084 2472 254<text:span text:style-name="T55">5</text:span></text:p>
      <text:p text:style-name="P33">-------------------------------------</text:p>
      <text:p text:style-name="P33"/>
      <text:p text:style-name="P10"><text:span text:style-name="T3">package</text:span> com.sundogsoftware.spark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4"/>
      <text:p text:style-name="P1"><text:span text:style-name="T9">/** Find the </text:span><text:span text:style-name="T11">superhero</text:span><text:span text:style-name="T9"> with the most </text:span><text:span text:style-name="T11">co</text:span><text:span text:style-name="T9">-appearances. */</text:span></text:p>
      <text:p text:style-name="P1"><text:span text:style-name="T1">object</text:span><text:span text:style-name="T5"> </text:span><text:span text:style-name="T17">MostPopularSuperhero</text:span><text:span text:style-name="T5"> {</text:span></text:p>
      <text:p text:style-name="P1"><text:span text:style-name="T5"><text:s text:c="2"/></text:span></text:p>
      <text:p text:style-name="P1"><text:span text:style-name="T5"><text:s text:c="2"/></text:span><text:span text:style-name="T27">// Function to extract the hero ID and number of connections from each line</text:span></text:p>
      <text:p text:style-name="P1"><text:span text:style-name="T5"><text:s text:c="2"/></text:span><text:span text:style-name="T1">def</text:span><text:span text:style-name="T5"> </text:span><text:span text:style-name="T19">countCoOccurences</text:span><text:span text:style-name="T5">(</text:span><text:span text:style-name="T23">line</text:span><text:span text:style-name="T5">: </text:span><text:span text:style-name="T14">String</text:span><text:span text:style-name="T5">) = {</text:span></text:p>
      <text:p text:style-name="P1"><text:span text:style-name="T5"><text:s text:c="4"/></text:span><text:span text:style-name="T1">var</text:span><text:span text:style-name="T5"> </text:span><text:span text:style-name="T49">elements</text:span><text:span text:style-name="T5"> = </text:span><text:span text:style-name="T23">line</text:span><text:span text:style-name="T5">.</text:span><text:span text:style-name="T19">split</text:span><text:span text:style-name="T5">(</text:span><text:span text:style-name="T34">"</text:span><text:span text:style-name="T45">\\</text:span><text:span text:style-name="T34">s+"</text:span><text:span text:style-name="T5">)</text:span></text:p>
      <text:p text:style-name="P1"><text:span text:style-name="T5"><text:s text:c="4"/>( </text:span><text:span text:style-name="T51">elements</text:span><text:span text:style-name="T7">(</text:span><text:span text:style-name="T47">0</text:span><text:span text:style-name="T7">)</text:span><text:span text:style-name="T5">.</text:span><text:span text:style-name="T19">toInt</text:span><text:span text:style-name="T5">, </text:span><text:span text:style-name="T49">elements</text:span><text:span text:style-name="T5">.</text:span><text:span text:style-name="T19">length</text:span><text:span text:style-name="T5"> </text:span><text:span text:style-name="T19">-</text:span><text:span text:style-name="T5"> </text:span><text:span text:style-name="T45">1</text:span><text:span text:style-name="T5"> )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27">// Function to extract hero ID -&gt; hero name tuples (or None in case of failure)</text:span></text:p>
      <text:p text:style-name="P1"><text:span text:style-name="T5"><text:s text:c="2"/></text:span><text:span text:style-name="T1">def</text:span><text:span text:style-name="T5"> </text:span><text:span text:style-name="T19">parseNames</text:span><text:span text:style-name="T5">(</text:span><text:span text:style-name="T23">line</text:span><text:span text:style-name="T5">: </text:span><text:span text:style-name="T14">String</text:span><text:span text:style-name="T5">) : Option[(Int, </text:span><text:span text:style-name="T14">String</text:span><text:span text:style-name="T5">)] = {</text:span></text:p>
      <text:p text:style-name="P1"><text:span text:style-name="T5"><text:s text:c="4"/></text:span><text:span text:style-name="T1">var</text:span><text:span text:style-name="T5"> </text:span><text:span text:style-name="T49">fields</text:span><text:span text:style-name="T5"> = </text:span><text:span text:style-name="T25">line</text:span><text:span text:style-name="T5">.</text:span><text:span text:style-name="T19">split</text:span><text:span text:style-name="T5">(</text:span><text:span text:style-name="T34">'</text:span><text:span text:style-name="T45">\"</text:span><text:span text:style-name="T34">'</text:span><text:span text:style-name="T5">)</text:span></text:p>
      <text:p text:style-name="P1"><text:span text:style-name="T5"><text:s text:c="4"/></text:span><text:span text:style-name="T1">if</text:span><text:span text:style-name="T5"> (</text:span><text:span text:style-name="T49">fields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1</text:span><text:span text:style-name="T5">) {</text:span></text:p>
      <text:p text:style-name="P1"><text:span text:style-name="T5"><text:s text:c="6"/></text:span><text:span text:style-name="T1">return</text:span><text:span text:style-name="T5"> </text:span><text:span text:style-name="T54">Some</text:span><text:span text:style-name="T5">(</text:span><text:span text:style-name="T51">fields</text:span><text:span text:style-name="T7">(</text:span><text:span text:style-name="T47">0</text:span><text:span text:style-name="T7">).</text:span><text:span text:style-name="T21">trim</text:span><text:span text:style-name="T7">()</text:span><text:span text:style-name="T5">.</text:span><text:span text:style-name="T19">toInt</text:span><text:span text:style-name="T5">, </text:span><text:span text:style-name="T49">fields</text:span><text:span text:style-name="T5">(</text:span><text:span text:style-name="T45">1</text:span><text:span text:style-name="T5">))</text:span></text:p>
      <text:p text:style-name="P1"><text:span text:style-name="T5"><text:s text:c="4"/>} </text:span><text:span text:style-name="T1">else</text:span><text:span text:style-name="T5"> {</text:span></text:p>
      <text:p text:style-name="P1"><text:span text:style-name="T5"><text:s text:c="6"/></text:span><text:span text:style-name="T1">return</text:span><text:span text:style-name="T5"> </text:span><text:span text:style-name="T54">None</text:span><text:span text:style-name="T5"> </text:span><text:span text:style-name="T27">// </text:span><text:span text:style-name="T29">flatmap</text:span><text:span text:style-name="T27"> will just discard None results, and extract data from Some results.</text:span></text:p>
      <text:p text:style-name="P1"><text:span text:style-name="T5"><text:s text:c="4"/>}</text:span></text:p>
      <text:p text:style-name="P1"><text:span text:style-name="T5"><text:s text:c="2"/>}</text:span></text:p>
      <text:p text:style-name="P1"><text:span text:style-name="T5"><text:s/></text:span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1"><text:span text:style-name="T5"><text:s text:c="3"/></text:span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1"><text:span text:style-name="T5"><text:s text:c="4"/></text:span></text:p>
      <text:p text:style-name="P1"><text:span text:style-name="T5"><text:s text:c="5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MostPopularSuperhero"</text:span><text:span text:style-name="T5">) <text:s text:c="2"/></text:span></text:p>
      <text:p text:style-name="P1"><text:span text:style-name="T5"><text:s text:c="4"/></text:span></text:p>
      <text:p text:style-name="P1"><text:span text:style-name="T5"><text:s text:c="4"/></text:span><text:span text:style-name="T27">// Build up a hero ID -&gt; name RDD</text:span></text:p>
      <text:p text:style-name="P1"><text:span text:style-name="T5"><text:s text:c="4"/></text:span><text:span text:style-name="T1">val</text:span><text:span text:style-name="T5"> </text:span><text:span text:style-name="T41">nam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marvel-names.txt"</text:span><text:span text:style-name="T5">)</text:span></text:p>
      <text:p text:style-name="P1"><text:span text:style-name="T5"><text:s text:c="4"/></text:span><text:span text:style-name="T1">val</text:span><text:span text:style-name="T5"> </text:span><text:span text:style-name="T41">namesRdd</text:span><text:span text:style-name="T5"> = </text:span><text:span text:style-name="T41">names</text:span><text:span text:style-name="T5">.</text:span><text:span text:style-name="T19">flatMap</text:span><text:span text:style-name="T5">(</text:span><text:span text:style-name="T21">parseNames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27">// Load up the </text:span><text:span text:style-name="T29">superhero</text:span><text:span text:style-name="T27"> </text:span><text:span text:style-name="T29">co</text:span><text:span text:style-name="T27">-</text:span><text:span text:style-name="T29">apperarance</text:span><text:span text:style-name="T27"> data</text:span></text:p>
      <text:p text:style-name="P1"><text:span text:style-name="T5"><text:s text:c="4"/></text:span><text:span text:style-name="T1">val</text:span><text:span text:style-name="T5"> </text:span><text:span text:style-name="T41">lines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marvel-graph.txt"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27">// Convert to (heroID, number of connections) RDD</text:span></text:p>
      <text:p text:style-name="P1"><text:span text:style-name="T5"><text:s text:c="4"/></text:span><text:span text:style-name="T1">val</text:span><text:span text:style-name="T5"> </text:span><text:span text:style-name="T41">pairings</text:span><text:span text:style-name="T5"> = </text:span><text:span text:style-name="T41">lines</text:span><text:span text:style-name="T5">.</text:span><text:span text:style-name="T19">map</text:span><text:span text:style-name="T5">(</text:span><text:span text:style-name="T19">countCoOccurences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27">// Combine entries that span more than one line</text:span></text:p>
      <text:p text:style-name="P1"><text:span text:style-name="T5"><text:s text:c="4"/></text:span><text:span text:style-name="T1">val</text:span><text:span text:style-name="T5"> </text:span><text:span text:style-name="T41">totalFriendsByCharacter</text:span><text:span text:style-name="T5"> = </text:span><text:span text:style-name="T43">pairings</text:span><text:span text:style-name="T5">.</text:span><text:span text:style-name="T19">reduceByKey</text:span><text:span text:style-name="T5">( (</text:span><text:span text:style-name="T23">x</text:span><text:span text:style-name="T5">,</text:span><text:span text:style-name="T23">y</text:span><text:span text:style-name="T5">) =&gt; </text:span><text:span text:style-name="T23">x</text:span><text:span text:style-name="T5"> </text:span><text:span text:style-name="T19">+</text:span><text:span text:style-name="T5"> </text:span><text:span text:style-name="T23">y</text:span><text:span text:style-name="T5"> )</text:span></text:p>
      <text:p text:style-name="P1"><text:span text:style-name="T5"><text:s text:c="4"/></text:span></text:p>
      <text:p text:style-name="P1"><text:span text:style-name="T5"><text:s text:c="4"/></text:span><text:span text:style-name="T27">// Flip it to # of connections, hero ID</text:span></text:p>
      <text:p text:style-name="P1"><text:span text:style-name="T5"><text:s text:c="4"/></text:span><text:span text:style-name="T1">val</text:span><text:span text:style-name="T5"> </text:span><text:span text:style-name="T41">flipped</text:span><text:span text:style-name="T5"> = </text:span><text:span text:style-name="T41">totalFriendsByCharacter</text:span><text:span text:style-name="T5">.</text:span><text:span text:style-name="T19">map</text:span><text:span text:style-name="T5">( </text:span><text:span text:style-name="T23">x</text:span><text:span text:style-name="T5"> =&gt; (</text:span><text:span text:style-name="T23">x</text:span><text:span text:style-name="T5">.</text:span><text:span text:style-name="T37">_2</text:span><text:span text:style-name="T5">, </text:span><text:span text:style-name="T23">x</text:span><text:span text:style-name="T5">.</text:span><text:span text:style-name="T37">_1</text:span><text:span text:style-name="T5">) )</text:span></text:p>
      <text:p text:style-name="P1"><text:soft-page-break/><text:span text:style-name="T5"><text:s text:c="4"/></text:span></text:p>
      <text:p text:style-name="P1"><text:span text:style-name="T5"><text:s text:c="4"/></text:span><text:span text:style-name="T27">// Find the max # of connections</text:span></text:p>
      <text:p text:style-name="P1"><text:span text:style-name="T5"><text:s text:c="4"/></text:span><text:span text:style-name="T1">val</text:span><text:span text:style-name="T5"> </text:span><text:span text:style-name="T41">mostPopular</text:span><text:span text:style-name="T5"> = </text:span><text:span text:style-name="T41">flipped</text:span><text:span text:style-name="T5">.</text:span><text:span text:style-name="T19">max</text:span><text:span text:style-name="T5">()</text:span></text:p>
      <text:p text:style-name="P1"><text:span text:style-name="T5"><text:s text:c="4"/></text:span></text:p>
      <text:p text:style-name="P1"><text:span text:style-name="T5"><text:s text:c="4"/></text:span><text:span text:style-name="T27">// Look up the name (lookup returns an array of results, so we need to access the first result with (0)).</text:span></text:p>
      <text:p text:style-name="P1"><text:span text:style-name="T5"><text:s text:c="4"/></text:span><text:span text:style-name="T1">val</text:span><text:span text:style-name="T5"> </text:span><text:span text:style-name="T41">mostPopularName</text:span><text:span text:style-name="T5"> = </text:span><text:span text:style-name="T43">namesRdd</text:span><text:span text:style-name="T5">.</text:span><text:span text:style-name="T19">lookup</text:span><text:span text:style-name="T5">(</text:span><text:span text:style-name="T41">mostPopular</text:span><text:span text:style-name="T5">.</text:span><text:span text:style-name="T37">_2</text:span><text:span text:style-name="T5">)(</text:span><text:span text:style-name="T45">0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27">// Print out our answer!</text:span></text:p>
      <text:p text:style-name="P1"><text:span text:style-name="T5"><text:s text:c="4"/></text:span><text:span text:style-name="T19">println</text:span><text:span text:style-name="T5">(s</text:span><text:span text:style-name="T34">"$</text:span><text:span text:style-name="T41">mostPopularName</text:span><text:span text:style-name="T34"> is the most popular superhero with $</text:span><text:span text:style-name="T5">{</text:span><text:span text:style-name="T41">mostPopular</text:span><text:span text:style-name="T5">.</text:span><text:span text:style-name="T37">_1</text:span><text:span text:style-name="T5">}</text:span><text:span text:style-name="T34"> co-appearances."</text:span><text:span text:style-name="T5">) 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}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">package</text:span> com.sundogsoftware.spark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spark.rdd._</text:span></text:p>
      <text:p text:style-name="P1"><text:span text:style-name="T1">import</text:span><text:span text:style-name="T5"> org.apache.spark.util.LongAccumulator</text:span></text:p>
      <text:p text:style-name="P1"><text:span text:style-name="T1">import</text:span><text:span text:style-name="T5"> org.apache.log4j._</text:span></text:p>
      <text:p text:style-name="P1"><text:span text:style-name="T1">import</text:span><text:span text:style-name="T5"> scala.collection.mutable.ArrayBuffer</text:span></text:p>
      <text:p text:style-name="P4"/>
      <text:p text:style-name="P1"><text:span text:style-name="T9">/** Finds the degrees of separation between two Marvel comic book characters, based</text:span></text:p>
      <text:p text:style-name="P1"><text:span text:style-name="T9"><text:s/>* <text:s/>on </text:span><text:span text:style-name="T11">co</text:span><text:span text:style-name="T9">-appearances in a comic.</text:span></text:p>
      <text:p text:style-name="P1"><text:span text:style-name="T9"><text:s/>*/</text:span></text:p>
      <text:p text:style-name="P1"><text:span text:style-name="T1">object</text:span><text:span text:style-name="T5"> </text:span><text:span text:style-name="T17">DegreesOfSeparation</text:span><text:span text:style-name="T5"> {</text:span></text:p>
      <text:p text:style-name="P1"><text:span text:style-name="T5"><text:s text:c="2"/></text:span></text:p>
      <text:p text:style-name="P1"><text:span text:style-name="T5"><text:s text:c="2"/></text:span><text:span text:style-name="T27">// The characters we want to find the separation between.</text:span></text:p>
      <text:p text:style-name="P1"><text:span text:style-name="T5"><text:s text:c="2"/></text:span><text:span text:style-name="T1">val</text:span><text:span text:style-name="T5"> </text:span><text:span text:style-name="T37">startCharacterID</text:span><text:span text:style-name="T5"> = </text:span><text:span text:style-name="T45">5306</text:span><text:span text:style-name="T5"> </text:span><text:span text:style-name="T27">//SpiderMan</text:span></text:p>
      <text:p text:style-name="P1"><text:span text:style-name="T5"><text:s text:c="2"/></text:span><text:span text:style-name="T1">val</text:span><text:span text:style-name="T5"> </text:span><text:span text:style-name="T37">targetCharacterID</text:span><text:span text:style-name="T5"> = </text:span><text:span text:style-name="T45">14</text:span><text:span text:style-name="T5"> </text:span><text:span text:style-name="T27">//ADAM 3,031 (who?)</text:span></text:p>
      <text:p text:style-name="P1"><text:span text:style-name="T5"><text:s text:c="2"/></text:span></text:p>
      <text:p text:style-name="P1"><text:span text:style-name="T5"><text:s text:c="2"/></text:span><text:span text:style-name="T27">// We make our accumulator a "global" Option so we can reference it in a </text:span><text:span text:style-name="T29">mapper</text:span><text:span text:style-name="T27"> later.</text:span></text:p>
      <text:p text:style-name="P1"><text:span text:style-name="T5"><text:s text:c="2"/></text:span><text:span text:style-name="T1">var</text:span><text:span text:style-name="T5"> </text:span><text:span text:style-name="T56">hitCounter</text:span><text:span text:style-name="T5">:Option[LongAccumulator] = </text:span><text:span text:style-name="T54">None</text:span></text:p>
      <text:p text:style-name="P1"><text:span text:style-name="T5"><text:s text:c="2"/></text:span></text:p>
      <text:p text:style-name="P1"><text:span text:style-name="T5"><text:s text:c="2"/></text:span><text:span text:style-name="T27">// Some custom data types </text:span></text:p>
      <text:p text:style-name="P1"><text:span text:style-name="T5"><text:s text:c="2"/></text:span><text:span text:style-name="T27">// BFSData contains an array of hero ID connections, the distance, and color.</text:span></text:p>
      <text:p text:style-name="P1"><text:span text:style-name="T5"><text:s text:c="2"/></text:span><text:span text:style-name="T1">type</text:span><text:span text:style-name="T5"> </text:span><text:span text:style-name="T14">BFSData</text:span><text:span text:style-name="T5"> = (Array[Int], Int, </text:span><text:span text:style-name="T14">String</text:span><text:span text:style-name="T5">)</text:span></text:p>
      <text:p text:style-name="P1"><text:span text:style-name="T5"><text:s text:c="2"/></text:span><text:span text:style-name="T27">// A BFSNode has a heroID and the BFSData associated with it.</text:span></text:p>
      <text:p text:style-name="P1"><text:span text:style-name="T5"><text:s text:c="2"/></text:span><text:span text:style-name="T1">type</text:span><text:span text:style-name="T5"> </text:span><text:span text:style-name="T14">BFSNode</text:span><text:span text:style-name="T5"> = (Int, </text:span><text:span text:style-name="T14">BFSData</text:span><text:span text:style-name="T5">)</text:span></text:p>
      <text:p text:style-name="P1"><text:span text:style-name="T5"><text:s text:c="4"/></text:span></text:p>
      <text:p text:style-name="P1"><text:span text:style-name="T5"><text:s text:c="2"/></text:span><text:span text:style-name="T9">/** Converts a line of raw input into a BFSNode */</text:span></text:p>
      <text:p text:style-name="P1"><text:span text:style-name="T5"><text:s text:c="2"/></text:span><text:span text:style-name="T1">def</text:span><text:span text:style-name="T5"> </text:span><text:span text:style-name="T19">convertToBFS</text:span><text:span text:style-name="T5">(</text:span><text:span text:style-name="T23">line</text:span><text:span text:style-name="T5">: </text:span><text:span text:style-name="T14">String</text:span><text:span text:style-name="T5">): </text:span><text:span text:style-name="T14">BFSNode</text:span><text:span text:style-name="T5"> = {</text:span></text:p>
      <text:p text:style-name="P1"><text:span text:style-name="T5"><text:s text:c="4"/></text:span></text:p>
      <text:p text:style-name="P1"><text:span text:style-name="T5"><text:s text:c="4"/></text:span><text:span text:style-name="T27">// Split up the line into fields</text:span></text:p>
      <text:p text:style-name="P1"><text:span text:style-name="T5"><text:s text:c="4"/></text:span><text:span text:style-name="T1">val</text:span><text:span text:style-name="T5"> </text:span><text:span text:style-name="T41">fields</text:span><text:span text:style-name="T5"> = </text:span><text:span text:style-name="T23">line</text:span><text:span text:style-name="T5">.</text:span><text:span text:style-name="T19">split</text:span><text:span text:style-name="T5">(</text:span><text:span text:style-name="T34">"</text:span><text:span text:style-name="T45">\\</text:span><text:span text:style-name="T34">s+"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27">// Extract this hero ID from the first field</text:span></text:p>
      <text:p text:style-name="P1"><text:span text:style-name="T5"><text:s text:c="4"/></text:span><text:span text:style-name="T1">val</text:span><text:span text:style-name="T5"> </text:span><text:span text:style-name="T41">heroID</text:span><text:span text:style-name="T5"> = </text:span><text:span text:style-name="T43">fields</text:span><text:span text:style-name="T7">(</text:span><text:span text:style-name="T47">0</text:span><text:span text:style-name="T7">)</text:span><text:span text:style-name="T5">.</text:span><text:span text:style-name="T19">toInt</text:span></text:p>
      <text:p text:style-name="P1"><text:span text:style-name="T5"><text:s text:c="4"/></text:span></text:p>
      <text:p text:style-name="P1"><text:span text:style-name="T5"><text:s text:c="4"/></text:span><text:span text:style-name="T27">// Extract subsequent hero ID's into the connections array</text:span></text:p>
      <text:p text:style-name="P1"><text:span text:style-name="T5"><text:s text:c="4"/></text:span><text:span text:style-name="T1">var</text:span><text:span text:style-name="T5"> </text:span><text:span text:style-name="T49">connections</text:span><text:span text:style-name="T5">: ArrayBuffer[Int] = </text:span><text:span text:style-name="T12">ArrayBuffer</text:span><text:span text:style-name="T5">()</text:span></text:p>
      <text:p text:style-name="P1"><text:span text:style-name="T5"><text:s text:c="4"/></text:span><text:span text:style-name="T1">for</text:span><text:span text:style-name="T5"> ( </text:span><text:span text:style-name="T41">connection</text:span><text:span text:style-name="T5"> &lt;- </text:span><text:span text:style-name="T47">1</text:span><text:span text:style-name="T5"> </text:span><text:span text:style-name="T19">to</text:span><text:span text:style-name="T5"> (</text:span><text:span text:style-name="T41">fields</text:span><text:span text:style-name="T5">.</text:span><text:span text:style-name="T19">length</text:span><text:span text:style-name="T5"> </text:span><text:span text:style-name="T19">-</text:span><text:span text:style-name="T5"> </text:span><text:span text:style-name="T45">1</text:span><text:span text:style-name="T5">)) {</text:span></text:p>
      <text:p text:style-name="P1"><text:span text:style-name="T5"><text:s text:c="6"/></text:span><text:span text:style-name="T49">connections</text:span><text:span text:style-name="T5"> </text:span><text:span text:style-name="T19">+=</text:span><text:span text:style-name="T5"> </text:span><text:span text:style-name="T43">fields</text:span><text:span text:style-name="T7">(</text:span><text:span text:style-name="T43">connection</text:span><text:span text:style-name="T7">)</text:span><text:span text:style-name="T5">.</text:span><text:span text:style-name="T19">toInt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27">// Default distance and color is 9999 and white</text:span></text:p>
      <text:p text:style-name="P1"><text:span text:style-name="T5"><text:s text:c="4"/></text:span><text:span text:style-name="T1">var</text:span><text:span text:style-name="T5"> </text:span><text:span text:style-name="T49">color</text:span><text:span text:style-name="T5">:</text:span><text:span text:style-name="T14">String</text:span><text:span text:style-name="T5"> = </text:span><text:span text:style-name="T34">"WHITE"</text:span></text:p>
      <text:p text:style-name="P1"><text:span text:style-name="T5"><text:s text:c="4"/></text:span><text:span text:style-name="T1">var</text:span><text:span text:style-name="T5"> </text:span><text:span text:style-name="T49">distance</text:span><text:span text:style-name="T5">:Int = </text:span><text:span text:style-name="T45">9999</text:span></text:p>
      <text:p text:style-name="P1"><text:span text:style-name="T5"><text:s text:c="4"/></text:span></text:p>
      <text:p text:style-name="P1"><text:span text:style-name="T5"><text:s text:c="4"/></text:span><text:span text:style-name="T27">// Unless this is the character we're starting from</text:span></text:p>
      <text:p text:style-name="P1"><text:span text:style-name="T5"><text:s text:c="4"/></text:span><text:span text:style-name="T1">if</text:span><text:span text:style-name="T5"> (</text:span><text:span text:style-name="T41">heroID</text:span><text:span text:style-name="T5"> </text:span><text:span text:style-name="T19">==</text:span><text:span text:style-name="T5"> </text:span><text:span text:style-name="T37">startCharacterID</text:span><text:span text:style-name="T5">) {</text:span></text:p>
      <text:p text:style-name="P1"><text:span text:style-name="T5"><text:s text:c="6"/></text:span><text:span text:style-name="T49">color</text:span><text:span text:style-name="T5"> = </text:span><text:span text:style-name="T34">"GRAY"</text:span></text:p>
      <text:p text:style-name="P1"><text:span text:style-name="T5"><text:s text:c="6"/></text:span><text:span text:style-name="T49">distance</text:span><text:span text:style-name="T5"> = </text:span><text:span text:style-name="T45">0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(</text:span><text:span text:style-name="T41">heroID</text:span><text:span text:style-name="T5">, (</text:span><text:span text:style-name="T49">connections</text:span><text:span text:style-name="T5">.</text:span><text:span text:style-name="T19">toArray</text:span><text:span text:style-name="T5">, </text:span><text:span text:style-name="T49">distance</text:span><text:span text:style-name="T5">, </text:span><text:span text:style-name="T49">color</text:span><text:span text:style-name="T5">))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9">/** Create "iteration 0" of our RDD of BFSNodes */</text:span></text:p>
      <text:p text:style-name="P1"><text:span text:style-name="T5"><text:s text:c="2"/></text:span><text:span text:style-name="T1">def</text:span><text:span text:style-name="T5"> </text:span><text:span text:style-name="T19">createStartingRdd</text:span><text:span text:style-name="T5">(</text:span><text:span text:style-name="T23">sc</text:span><text:span text:style-name="T5">:SparkContext): RDD[</text:span><text:span text:style-name="T14">BFSNode</text:span><text:span text:style-name="T5">] = {</text:span></text:p>
      <text:p text:style-name="P1"><text:span text:style-name="T5"><text:s text:c="4"/></text:span><text:span text:style-name="T1">val</text:span><text:span text:style-name="T5"> </text:span><text:span text:style-name="T41">inputFile</text:span><text:span text:style-name="T5"> = </text:span><text:span text:style-name="T23">sc</text:span><text:span text:style-name="T5">.</text:span><text:span text:style-name="T19">textFile</text:span><text:span text:style-name="T5">(</text:span><text:span text:style-name="T34">"../marvel-graph.txt"</text:span><text:span text:style-name="T5">)</text:span></text:p>
      <text:p text:style-name="P1"><text:span text:style-name="T5"><text:s text:c="4"/></text:span><text:span text:style-name="T1">return</text:span><text:span text:style-name="T5"> </text:span><text:span text:style-name="T41">inputFile</text:span><text:span text:style-name="T5">.</text:span><text:span text:style-name="T19">map</text:span><text:span text:style-name="T5">(</text:span><text:span text:style-name="T19">convertToBFS</text:span><text:span text:style-name="T5">)</text:span></text:p>
      <text:p text:style-name="P1"><text:span text:style-name="T5"><text:s text:c="2"/>}</text:span></text:p>
      <text:p text:style-name="P1"><text:soft-page-break/><text:span text:style-name="T5"><text:s text:c="2"/></text:span></text:p>
      <text:p text:style-name="P1"><text:span text:style-name="T5"><text:s text:c="2"/></text:span><text:span text:style-name="T9">/** Expands a BFSNode into this node and its children */</text:span></text:p>
      <text:p text:style-name="P1"><text:span text:style-name="T5"><text:s text:c="2"/></text:span><text:span text:style-name="T1">def</text:span><text:span text:style-name="T5"> </text:span><text:span text:style-name="T19">bfsMap</text:span><text:span text:style-name="T5">(</text:span><text:span text:style-name="T23">node</text:span><text:span text:style-name="T5">:</text:span><text:span text:style-name="T14">BFSNode</text:span><text:span text:style-name="T5">): Array[</text:span><text:span text:style-name="T14">BFSNode</text:span><text:span text:style-name="T5">] = {</text:span></text:p>
      <text:p text:style-name="P1"><text:span text:style-name="T5"><text:s text:c="4"/></text:span></text:p>
      <text:p text:style-name="P1"><text:span text:style-name="T5"><text:s text:c="4"/></text:span><text:span text:style-name="T27">// Extract data from the BFSNode</text:span></text:p>
      <text:p text:style-name="P1"><text:span text:style-name="T5"><text:s text:c="4"/></text:span><text:span text:style-name="T1">val</text:span><text:span text:style-name="T5"> </text:span><text:span text:style-name="T41">characterID</text:span><text:span text:style-name="T5">:Int = </text:span><text:span text:style-name="T23">node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data</text:span><text:span text:style-name="T5">:</text:span><text:span text:style-name="T14">BFSData</text:span><text:span text:style-name="T5"> = </text:span><text:span text:style-name="T23">node</text:span><text:span text:style-name="T5">.</text:span><text:span text:style-name="T37">_2</text:span></text:p>
      <text:p text:style-name="P1"><text:span text:style-name="T5"><text:s text:c="4"/></text:span></text:p>
      <text:p text:style-name="P1"><text:span text:style-name="T5"><text:s text:c="4"/></text:span><text:span text:style-name="T1">val</text:span><text:span text:style-name="T5"> </text:span><text:span text:style-name="T41">connections</text:span><text:span text:style-name="T5">:Array[Int] = </text:span><text:span text:style-name="T41">data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distance</text:span><text:span text:style-name="T5">:Int = </text:span><text:span text:style-name="T41">data</text:span><text:span text:style-name="T5">.</text:span><text:span text:style-name="T37">_2</text:span></text:p>
      <text:p text:style-name="P1"><text:span text:style-name="T5"><text:s text:c="4"/></text:span><text:span text:style-name="T1">var</text:span><text:span text:style-name="T5"> </text:span><text:span text:style-name="T49">color</text:span><text:span text:style-name="T5">:</text:span><text:span text:style-name="T14">String</text:span><text:span text:style-name="T5"> = </text:span><text:span text:style-name="T41">data</text:span><text:span text:style-name="T5">.</text:span><text:span text:style-name="T37">_3</text:span></text:p>
      <text:p text:style-name="P1"><text:span text:style-name="T5"><text:s text:c="4"/></text:span></text:p>
      <text:p text:style-name="P1"><text:span text:style-name="T5"><text:s text:c="4"/></text:span><text:span text:style-name="T27">// This is called from flatMap, so we return an array</text:span></text:p>
      <text:p text:style-name="P1"><text:span text:style-name="T5"><text:s text:c="4"/></text:span><text:span text:style-name="T27">// of potentially many BFSNodes to add to our new RDD</text:span></text:p>
      <text:p text:style-name="P1"><text:span text:style-name="T5"><text:s text:c="4"/></text:span><text:span text:style-name="T1">var</text:span><text:span text:style-name="T5"> </text:span><text:span text:style-name="T49">results</text:span><text:span text:style-name="T5">:ArrayBuffer[</text:span><text:span text:style-name="T14">BFSNode</text:span><text:span text:style-name="T5">] = </text:span><text:span text:style-name="T12">ArrayBuffer</text:span><text:span text:style-name="T5">()</text:span></text:p>
      <text:p text:style-name="P1"><text:span text:style-name="T5"><text:s text:c="4"/></text:span></text:p>
      <text:p text:style-name="P1"><text:span text:style-name="T5"><text:s text:c="4"/></text:span><text:span text:style-name="T27">// Gray nodes are flagged for expansion, and create new</text:span></text:p>
      <text:p text:style-name="P1"><text:span text:style-name="T5"><text:s text:c="4"/></text:span><text:span text:style-name="T27">// gray nodes for each connection</text:span></text:p>
      <text:p text:style-name="P1"><text:span text:style-name="T5"><text:s text:c="4"/></text:span><text:span text:style-name="T1">if</text:span><text:span text:style-name="T5"> (</text:span><text:span text:style-name="T49">color</text:span><text:span text:style-name="T5"> </text:span><text:span text:style-name="T19">==</text:span><text:span text:style-name="T5"> </text:span><text:span text:style-name="T34">"GRAY"</text:span><text:span text:style-name="T5">) {</text:span></text:p>
      <text:p text:style-name="P1"><text:span text:style-name="T5"><text:s text:c="6"/></text:span><text:span text:style-name="T1">for</text:span><text:span text:style-name="T5"> (</text:span><text:span text:style-name="T41">connection</text:span><text:span text:style-name="T5"> &lt;- </text:span><text:span text:style-name="T43">connections</text:span><text:span text:style-name="T5">) {</text:span></text:p>
      <text:p text:style-name="P1"><text:span text:style-name="T5"><text:s text:c="8"/></text:span><text:span text:style-name="T1">val</text:span><text:span text:style-name="T5"> </text:span><text:span text:style-name="T41">newCharacterID</text:span><text:span text:style-name="T5"> = </text:span><text:span text:style-name="T41">connection</text:span></text:p>
      <text:p text:style-name="P1"><text:span text:style-name="T5"><text:s text:c="8"/></text:span><text:span text:style-name="T1">val</text:span><text:span text:style-name="T5"> </text:span><text:span text:style-name="T41">newDistance</text:span><text:span text:style-name="T5"> = </text:span><text:span text:style-name="T41">distance</text:span><text:span text:style-name="T5"> </text:span><text:span text:style-name="T19">+</text:span><text:span text:style-name="T5"> </text:span><text:span text:style-name="T45">1</text:span></text:p>
      <text:p text:style-name="P1"><text:span text:style-name="T5"><text:s text:c="8"/></text:span><text:span text:style-name="T1">val</text:span><text:span text:style-name="T5"> </text:span><text:span text:style-name="T41">newColor</text:span><text:span text:style-name="T5"> = </text:span><text:span text:style-name="T34">"GRAY"</text:span></text:p>
      <text:p text:style-name="P1"><text:span text:style-name="T5"><text:s text:c="8"/></text:span></text:p>
      <text:p text:style-name="P1"><text:span text:style-name="T5"><text:s text:c="8"/></text:span><text:span text:style-name="T27">// Have we stumbled across the character we're looking for?</text:span></text:p>
      <text:p text:style-name="P1"><text:span text:style-name="T5"><text:s text:c="8"/></text:span><text:span text:style-name="T27">// If so increment our accumulator so the driver script knows.</text:span></text:p>
      <text:p text:style-name="P1"><text:span text:style-name="T5"><text:s text:c="8"/></text:span><text:span text:style-name="T1">if</text:span><text:span text:style-name="T5"> (</text:span><text:span text:style-name="T37">targetCharacterID</text:span><text:span text:style-name="T5"> </text:span><text:span text:style-name="T19">==</text:span><text:span text:style-name="T5"> </text:span><text:span text:style-name="T41">connection</text:span><text:span text:style-name="T5">) {</text:span></text:p>
      <text:p text:style-name="P1"><text:span text:style-name="T5"><text:s text:c="10"/></text:span><text:span text:style-name="T1">if</text:span><text:span text:style-name="T5"> (</text:span><text:span text:style-name="T56">hitCounter</text:span><text:span text:style-name="T5">.</text:span><text:span text:style-name="T19">isDefined</text:span><text:span text:style-name="T5">) {</text:span></text:p>
      <text:p text:style-name="P1"><text:span text:style-name="T5"><text:s text:c="12"/></text:span><text:span text:style-name="T56">hitCounter</text:span><text:span text:style-name="T5">.</text:span><text:span text:style-name="T19">get</text:span><text:span text:style-name="T5">.</text:span><text:span text:style-name="T19">add</text:span><text:span text:style-name="T5">(</text:span><text:span text:style-name="T45">1</text:span><text:span text:style-name="T5">)</text:span></text:p>
      <text:p text:style-name="P1"><text:span text:style-name="T5"><text:s text:c="10"/>}</text:span></text:p>
      <text:p text:style-name="P1"><text:span text:style-name="T5"><text:s text:c="8"/>}</text:span></text:p>
      <text:p text:style-name="P1"><text:span text:style-name="T5"><text:s text:c="8"/></text:span></text:p>
      <text:p text:style-name="P1"><text:span text:style-name="T5"><text:s text:c="8"/></text:span><text:span text:style-name="T27">// Create our new Gray node for this connection and add it to the results</text:span></text:p>
      <text:p text:style-name="P1"><text:span text:style-name="T5"><text:s text:c="8"/></text:span><text:span text:style-name="T1">val</text:span><text:span text:style-name="T5"> </text:span><text:span text:style-name="T41">newEntry</text:span><text:span text:style-name="T5">:</text:span><text:span text:style-name="T14">BFSNode</text:span><text:span text:style-name="T5"> = (</text:span><text:span text:style-name="T41">newCharacterID</text:span><text:span text:style-name="T5">, (</text:span><text:span text:style-name="T12">Array</text:span><text:span text:style-name="T5">(), </text:span><text:span text:style-name="T41">newDistance</text:span><text:span text:style-name="T5">, </text:span><text:span text:style-name="T41">newColor</text:span><text:span text:style-name="T5">))</text:span></text:p>
      <text:p text:style-name="P1"><text:span text:style-name="T5"><text:s text:c="8"/></text:span><text:span text:style-name="T49">results</text:span><text:span text:style-name="T5"> </text:span><text:span text:style-name="T19">+=</text:span><text:span text:style-name="T5"> </text:span><text:span text:style-name="T41">newEntry</text:span></text:p>
      <text:p text:style-name="P1"><text:span text:style-name="T5"><text:s text:c="6"/>}</text:span></text:p>
      <text:p text:style-name="P1"><text:span text:style-name="T5"><text:s text:c="6"/></text:span></text:p>
      <text:p text:style-name="P1"><text:span text:style-name="T5"><text:s text:c="6"/></text:span><text:span text:style-name="T27">// Color this node as black, indicating it has been processed already.</text:span></text:p>
      <text:p text:style-name="P1"><text:span text:style-name="T5"><text:s text:c="6"/></text:span><text:span text:style-name="T49">color</text:span><text:span text:style-name="T5"> = </text:span><text:span text:style-name="T34">"BLACK"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27">// Add the original node back in, so its connections can get merged with </text:span></text:p>
      <text:p text:style-name="P1"><text:span text:style-name="T5"><text:s text:c="4"/></text:span><text:span text:style-name="T27">// the gray nodes in the reducer.</text:span></text:p>
      <text:p text:style-name="P1"><text:span text:style-name="T5"><text:s text:c="4"/></text:span><text:span text:style-name="T1">val</text:span><text:span text:style-name="T5"> </text:span><text:span text:style-name="T41">thisEntry</text:span><text:span text:style-name="T5">:</text:span><text:span text:style-name="T14">BFSNode</text:span><text:span text:style-name="T5"> = (</text:span><text:span text:style-name="T41">characterID</text:span><text:span text:style-name="T5">, (</text:span><text:span text:style-name="T41">connections</text:span><text:span text:style-name="T5">, </text:span><text:span text:style-name="T41">distance</text:span><text:span text:style-name="T5">, </text:span><text:span text:style-name="T49">color</text:span><text:span text:style-name="T5">))</text:span></text:p>
      <text:p text:style-name="P1"><text:span text:style-name="T5"><text:s text:c="4"/></text:span><text:span text:style-name="T49">results</text:span><text:span text:style-name="T5"> </text:span><text:span text:style-name="T19">+=</text:span><text:span text:style-name="T5"> </text:span><text:span text:style-name="T41">thisEntry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</text:span><text:span text:style-name="T49">results</text:span><text:span text:style-name="T5">.</text:span><text:span text:style-name="T19">toArray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9">/** Combine nodes for the same heroID, preserving the shortest length and darkest color. */</text:span></text:p>
      <text:p text:style-name="P1"><text:span text:style-name="T5"><text:s text:c="2"/></text:span><text:span text:style-name="T1">def</text:span><text:span text:style-name="T5"> </text:span><text:span text:style-name="T19">bfsReduce</text:span><text:span text:style-name="T5">(</text:span><text:span text:style-name="T23">data1</text:span><text:span text:style-name="T5">:</text:span><text:span text:style-name="T14">BFSData</text:span><text:span text:style-name="T5">, </text:span><text:span text:style-name="T23">data2</text:span><text:span text:style-name="T5">:</text:span><text:span text:style-name="T14">BFSData</text:span><text:span text:style-name="T5">): </text:span><text:span text:style-name="T14">BFSData</text:span><text:span text:style-name="T5"> = {</text:span></text:p>
      <text:p text:style-name="P1"><text:span text:style-name="T5"><text:s text:c="4"/></text:span></text:p>
      <text:p text:style-name="P1"><text:span text:style-name="T5"><text:s text:c="4"/></text:span><text:span text:style-name="T27">// Extract data that we are combining</text:span></text:p>
      <text:p text:style-name="P1"><text:span text:style-name="T5"><text:s text:c="4"/></text:span><text:span text:style-name="T1">val</text:span><text:span text:style-name="T5"> </text:span><text:span text:style-name="T41">edges1</text:span><text:span text:style-name="T5">:Array[Int] = </text:span><text:span text:style-name="T23">data1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edges2</text:span><text:span text:style-name="T5">:Array[Int] = </text:span><text:span text:style-name="T23">data2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distance1</text:span><text:span text:style-name="T5">:Int = </text:span><text:span text:style-name="T23">data1</text:span><text:span text:style-name="T5">.</text:span><text:span text:style-name="T37">_2</text:span></text:p>
      <text:p text:style-name="P1"><text:span text:style-name="T5"><text:s text:c="4"/></text:span><text:span text:style-name="T1">val</text:span><text:span text:style-name="T5"> </text:span><text:span text:style-name="T41">distance2</text:span><text:span text:style-name="T5">:Int = </text:span><text:span text:style-name="T23">data2</text:span><text:span text:style-name="T5">.</text:span><text:span text:style-name="T37">_2</text:span></text:p>
      <text:p text:style-name="P1"><text:span text:style-name="T5"><text:s text:c="4"/></text:span><text:span text:style-name="T1">val</text:span><text:span text:style-name="T5"> </text:span><text:span text:style-name="T41">color1</text:span><text:span text:style-name="T5">:</text:span><text:span text:style-name="T14">String</text:span><text:span text:style-name="T5"> = </text:span><text:span text:style-name="T23">data1</text:span><text:span text:style-name="T5">.</text:span><text:span text:style-name="T37">_3</text:span></text:p>
      <text:p text:style-name="P1"><text:span text:style-name="T5"><text:s text:c="4"/></text:span><text:span text:style-name="T1">val</text:span><text:span text:style-name="T5"> </text:span><text:span text:style-name="T41">color2</text:span><text:span text:style-name="T5">:</text:span><text:span text:style-name="T14">String</text:span><text:span text:style-name="T5"> = </text:span><text:span text:style-name="T23">data2</text:span><text:span text:style-name="T5">.</text:span><text:span text:style-name="T37">_3</text:span></text:p>
      <text:p text:style-name="P1"><text:soft-page-break/><text:span text:style-name="T5"><text:s text:c="4"/></text:span></text:p>
      <text:p text:style-name="P1"><text:span text:style-name="T5"><text:s text:c="4"/></text:span><text:span text:style-name="T27">// Default node values</text:span></text:p>
      <text:p text:style-name="P1"><text:span text:style-name="T5"><text:s text:c="4"/></text:span><text:span text:style-name="T1">var</text:span><text:span text:style-name="T5"> </text:span><text:span text:style-name="T49">distance</text:span><text:span text:style-name="T5">:Int = </text:span><text:span text:style-name="T45">9999</text:span></text:p>
      <text:p text:style-name="P1"><text:span text:style-name="T5"><text:s text:c="4"/></text:span><text:span text:style-name="T1">var</text:span><text:span text:style-name="T5"> </text:span><text:span text:style-name="T49">color</text:span><text:span text:style-name="T5">:</text:span><text:span text:style-name="T14">String</text:span><text:span text:style-name="T5"> = </text:span><text:span text:style-name="T34">"WHITE"</text:span></text:p>
      <text:p text:style-name="P1"><text:span text:style-name="T5"><text:s text:c="4"/></text:span><text:span text:style-name="T1">var</text:span><text:span text:style-name="T5"> </text:span><text:span text:style-name="T49">edges</text:span><text:span text:style-name="T5">:ArrayBuffer[Int] = </text:span><text:span text:style-name="T12">ArrayBuffer</text:span><text:span text:style-name="T5">()</text:span></text:p>
      <text:p text:style-name="P1"><text:span text:style-name="T5"><text:s text:c="4"/></text:span></text:p>
      <text:p text:style-name="P1"><text:span text:style-name="T5"><text:s text:c="4"/></text:span><text:span text:style-name="T27">// See if one is the original node with its connections.</text:span></text:p>
      <text:p text:style-name="P1"><text:span text:style-name="T5"><text:s text:c="4"/></text:span><text:span text:style-name="T27">// If so preserve them.</text:span></text:p>
      <text:p text:style-name="P1"><text:span text:style-name="T5"><text:s text:c="4"/></text:span><text:span text:style-name="T1">if</text:span><text:span text:style-name="T5"> (</text:span><text:span text:style-name="T41">edges1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0</text:span><text:span text:style-name="T5">) {</text:span></text:p>
      <text:p text:style-name="P1"><text:span text:style-name="T5"><text:s text:c="6"/></text:span><text:span text:style-name="T49">edges</text:span><text:span text:style-name="T5"> </text:span><text:span text:style-name="T19">++=</text:span><text:span text:style-name="T5"> </text:span><text:span text:style-name="T43">edges1</text:span></text:p>
      <text:p text:style-name="P1"><text:span text:style-name="T5"><text:s text:c="4"/>}</text:span></text:p>
      <text:p text:style-name="P1"><text:span text:style-name="T5"><text:s text:c="4"/></text:span><text:span text:style-name="T1">if</text:span><text:span text:style-name="T5"> (</text:span><text:span text:style-name="T41">edges2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0</text:span><text:span text:style-name="T5">) {</text:span></text:p>
      <text:p text:style-name="P1"><text:span text:style-name="T5"><text:s text:c="6"/></text:span><text:span text:style-name="T49">edges</text:span><text:span text:style-name="T5"> </text:span><text:span text:style-name="T19">++=</text:span><text:span text:style-name="T5"> </text:span><text:span text:style-name="T43">edges2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27">// Preserve minimum distance</text:span></text:p>
      <text:p text:style-name="P1"><text:span text:style-name="T5"><text:s text:c="4"/></text:span><text:span text:style-name="T1">if</text:span><text:span text:style-name="T5"> (</text:span><text:span text:style-name="T41">distance1</text:span><text:span text:style-name="T5"> </text:span><text:span text:style-name="T19">&lt;</text:span><text:span text:style-name="T5"> </text:span><text:span text:style-name="T49">distance</text:span><text:span text:style-name="T5">) {</text:span></text:p>
      <text:p text:style-name="P1"><text:span text:style-name="T5"><text:s text:c="6"/></text:span><text:span text:style-name="T49">distance</text:span><text:span text:style-name="T5"> = </text:span><text:span text:style-name="T41">distance1</text:span></text:p>
      <text:p text:style-name="P1"><text:span text:style-name="T5"><text:s text:c="4"/>}</text:span></text:p>
      <text:p text:style-name="P1"><text:span text:style-name="T5"><text:s text:c="4"/></text:span><text:span text:style-name="T1">if</text:span><text:span text:style-name="T5"> (</text:span><text:span text:style-name="T41">distance2</text:span><text:span text:style-name="T5"> </text:span><text:span text:style-name="T19">&lt;</text:span><text:span text:style-name="T5"> </text:span><text:span text:style-name="T49">distance</text:span><text:span text:style-name="T5">) {</text:span></text:p>
      <text:p text:style-name="P1"><text:span text:style-name="T5"><text:s text:c="6"/></text:span><text:span text:style-name="T49">distance</text:span><text:span text:style-name="T5"> = </text:span><text:span text:style-name="T41">distance2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27">// Preserve darkest color</text:span></text:p>
      <text:p text:style-name="P1"><text:span text:style-name="T5"><text:s text:c="4"/></text:span><text:span text:style-name="T1">if</text:span><text:span text:style-name="T5"> (</text:span><text:span text:style-name="T41">color1</text:span><text:span text:style-name="T5"> </text:span><text:span text:style-name="T19">==</text:span><text:span text:style-name="T5"> </text:span><text:span text:style-name="T34">"WHITE"</text:span><text:span text:style-name="T5"> </text:span><text:span text:style-name="T19">&amp;&amp;</text:span><text:span text:style-name="T5"> (</text:span><text:span text:style-name="T41">color2</text:span><text:span text:style-name="T5"> </text:span><text:span text:style-name="T19">==</text:span><text:span text:style-name="T5"> </text:span><text:span text:style-name="T34">"GRAY"</text:span><text:span text:style-name="T5"> </text:span><text:span text:style-name="T19">||</text:span><text:span text:style-name="T5"> </text:span><text:span text:style-name="T41">color2</text:span><text:span text:style-name="T5"> </text:span><text:span text:style-name="T19">==</text:span><text:span text:style-name="T5"> </text:span><text:span text:style-name="T34">"BLACK"</text:span><text:span text:style-name="T5">)) {</text:span></text:p>
      <text:p text:style-name="P1"><text:span text:style-name="T5"><text:s text:c="6"/></text:span><text:span text:style-name="T49">color</text:span><text:span text:style-name="T5"> = </text:span><text:span text:style-name="T41">color2</text:span></text:p>
      <text:p text:style-name="P1"><text:span text:style-name="T5"><text:s text:c="4"/>}</text:span></text:p>
      <text:p text:style-name="P1"><text:span text:style-name="T5"><text:s text:c="4"/></text:span><text:span text:style-name="T1">if</text:span><text:span text:style-name="T5"> (</text:span><text:span text:style-name="T41">color1</text:span><text:span text:style-name="T5"> </text:span><text:span text:style-name="T19">==</text:span><text:span text:style-name="T5"> </text:span><text:span text:style-name="T34">"GRAY"</text:span><text:span text:style-name="T5"> </text:span><text:span text:style-name="T19">&amp;&amp;</text:span><text:span text:style-name="T5"> </text:span><text:span text:style-name="T41">color2</text:span><text:span text:style-name="T5"> </text:span><text:span text:style-name="T19">==</text:span><text:span text:style-name="T5"> </text:span><text:span text:style-name="T34">"BLACK"</text:span><text:span text:style-name="T5">) {</text:span></text:p>
      <text:p text:style-name="P1"><text:span text:style-name="T5"><text:s text:c="6"/></text:span><text:span text:style-name="T49">color</text:span><text:span text:style-name="T5"> = </text:span><text:span text:style-name="T41">color2</text:span></text:p>
      <text:p text:style-name="P1"><text:span text:style-name="T5"><text:s text:c="4"/>}</text:span></text:p>
      <text:p text:style-name="P1"><text:span text:style-name="T5"><text:s text:c="4"/></text:span><text:span text:style-name="T1">if</text:span><text:span text:style-name="T5"> (</text:span><text:span text:style-name="T41">color2</text:span><text:span text:style-name="T5"> </text:span><text:span text:style-name="T19">==</text:span><text:span text:style-name="T5"> </text:span><text:span text:style-name="T34">"WHITE"</text:span><text:span text:style-name="T5"> </text:span><text:span text:style-name="T19">&amp;&amp;</text:span><text:span text:style-name="T5"> (</text:span><text:span text:style-name="T41">color1</text:span><text:span text:style-name="T5"> </text:span><text:span text:style-name="T19">==</text:span><text:span text:style-name="T5"> </text:span><text:span text:style-name="T34">"GRAY"</text:span><text:span text:style-name="T5"> </text:span><text:span text:style-name="T19">||</text:span><text:span text:style-name="T5"> </text:span><text:span text:style-name="T41">color1</text:span><text:span text:style-name="T5"> </text:span><text:span text:style-name="T19">==</text:span><text:span text:style-name="T5"> </text:span><text:span text:style-name="T34">"BLACK"</text:span><text:span text:style-name="T5">)) {</text:span></text:p>
      <text:p text:style-name="P1"><text:span text:style-name="T5"><text:s text:c="6"/></text:span><text:span text:style-name="T49">color</text:span><text:span text:style-name="T5"> = </text:span><text:span text:style-name="T41">color1</text:span></text:p>
      <text:p text:style-name="P1"><text:span text:style-name="T5"><text:s text:c="4"/>}</text:span></text:p>
      <text:p text:style-name="P1"><text:span text:style-name="T5"><text:s text:c="4"/></text:span><text:span text:style-name="T1">if</text:span><text:span text:style-name="T5"> (</text:span><text:span text:style-name="T41">color2</text:span><text:span text:style-name="T5"> </text:span><text:span text:style-name="T19">==</text:span><text:span text:style-name="T5"> </text:span><text:span text:style-name="T34">"GRAY"</text:span><text:span text:style-name="T5"> </text:span><text:span text:style-name="T19">&amp;&amp;</text:span><text:span text:style-name="T5"> </text:span><text:span text:style-name="T41">color1</text:span><text:span text:style-name="T5"> </text:span><text:span text:style-name="T19">==</text:span><text:span text:style-name="T5"> </text:span><text:span text:style-name="T34">"BLACK"</text:span><text:span text:style-name="T5">) {</text:span></text:p>
      <text:p text:style-name="P1"><text:span text:style-name="T5"><text:s text:c="6"/></text:span><text:span text:style-name="T49">color</text:span><text:span text:style-name="T5"> = </text:span><text:span text:style-name="T41">color1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(</text:span><text:span text:style-name="T49">edges</text:span><text:span text:style-name="T5">.</text:span><text:span text:style-name="T19">toArray</text:span><text:span text:style-name="T5">, </text:span><text:span text:style-name="T49">distance</text:span><text:span text:style-name="T5">, </text:span><text:span text:style-name="T49">color</text:span><text:span text:style-name="T5">)</text:span></text:p>
      <text:p text:style-name="P1"><text:span text:style-name="T5"><text:s text:c="2"/>}</text:span></text:p>
      <text:p text:style-name="P1"><text:span text:style-name="T5"><text:s text:c="4"/></text:span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1"><text:span text:style-name="T5"><text:s text:c="3"/></text:span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1"><text:span text:style-name="T5"><text:s text:c="4"/></text:span></text:p>
      <text:p text:style-name="P1"><text:span text:style-name="T5"><text:s text:c="5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DegreesOfSeparation"</text:span><text:span text:style-name="T5">) </text:span></text:p>
      <text:p text:style-name="P1"><text:span text:style-name="T5"><text:s text:c="4"/></text:span></text:p>
      <text:p text:style-name="P1"><text:span text:style-name="T5"><text:s text:c="4"/></text:span><text:span text:style-name="T27">// Our accumulator, used to signal when we find the target </text:span></text:p>
      <text:p text:style-name="P1"><text:span text:style-name="T5"><text:s text:c="4"/></text:span><text:span text:style-name="T27">// character in our BFS traversal.</text:span></text:p>
      <text:p text:style-name="P1"><text:span text:style-name="T5"><text:s text:c="4"/></text:span><text:span text:style-name="T56">hitCounter</text:span><text:span text:style-name="T5"> = </text:span><text:span text:style-name="T54">Some</text:span><text:span text:style-name="T5">(</text:span><text:span text:style-name="T41">sc</text:span><text:span text:style-name="T5">.</text:span><text:span text:style-name="T19">longAccumulator</text:span><text:span text:style-name="T5">(</text:span><text:span text:style-name="T34">"Hit Counter"</text:span><text:span text:style-name="T5">))</text:span></text:p>
      <text:p text:style-name="P1"><text:span text:style-name="T5"><text:s text:c="4"/></text:span></text:p>
      <text:p text:style-name="P1"><text:span text:style-name="T5"><text:s text:c="4"/></text:span><text:span text:style-name="T1">var</text:span><text:span text:style-name="T5"> </text:span><text:span text:style-name="T49">iterationRdd</text:span><text:span text:style-name="T5"> = </text:span><text:span text:style-name="T19">createStartingRdd</text:span><text:span text:style-name="T5">(</text:span><text:span text:style-name="T41">sc</text:span><text:span text:style-name="T5">)</text:span></text:p>
      <text:p text:style-name="P1"><text:span text:style-name="T5"><text:s text:c="4"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><text:s text:c="4"/></text:span><text:span text:style-name="T1">var</text:span><text:span text:style-name="T5"> </text:span><text:span text:style-name="T49">iteration</text:span><text:span text:style-name="T5">:Int = </text:span><text:span text:style-name="T45">0</text:span></text:p>
      <text:p text:style-name="P1"><text:span text:style-name="T5"><text:s text:c="4"/></text:span><text:span text:style-name="T1">for</text:span><text:span text:style-name="T5"> (</text:span><text:span text:style-name="T41">iteration</text:span><text:span text:style-name="T5"> &lt;- </text:span><text:span text:style-name="T47">1</text:span><text:span text:style-name="T5"> </text:span><text:span text:style-name="T19">to</text:span><text:span text:style-name="T5"> </text:span><text:span text:style-name="T45">10</text:span><text:span text:style-name="T5">) {</text:span></text:p>
      <text:p text:style-name="P1"><text:span text:style-name="T5"><text:s text:c="6"/></text:span><text:span text:style-name="T19">println</text:span><text:span text:style-name="T5">(</text:span><text:span text:style-name="T34">"Running BFS Iteration# "</text:span><text:span text:style-name="T5"> </text:span><text:span text:style-name="T19">+</text:span><text:span text:style-name="T5"> </text:span><text:span text:style-name="T41">iteration</text:span><text:span text:style-name="T5">)</text:span></text:p>
      <text:p text:style-name="P1"><text:span text:style-name="T5"><text:s text:c="3"/></text:span></text:p>
      <text:p text:style-name="P1"><text:span text:style-name="T5"><text:s text:c="6"/></text:span><text:span text:style-name="T27">// Create new vertices as needed to darken or reduce distances in the</text:span></text:p>
      <text:p text:style-name="P1"><text:span text:style-name="T5"><text:s text:c="6"/></text:span><text:span text:style-name="T27">// reduce stage. If we encounter the node we're looking for as a GRAY</text:span></text:p>
      <text:p text:style-name="P1"><text:span text:style-name="T5"><text:s text:c="6"/></text:span><text:span text:style-name="T27">// node, increment our accumulator to signal that we're done.</text:span></text:p>
      <text:p text:style-name="P1"><text:span text:style-name="T5"><text:s text:c="6"/></text:span><text:span text:style-name="T1">val</text:span><text:span text:style-name="T5"> </text:span><text:span text:style-name="T41">mapped</text:span><text:span text:style-name="T5"> = </text:span><text:span text:style-name="T49">iterationRdd</text:span><text:span text:style-name="T5">.</text:span><text:span text:style-name="T19">flatMap</text:span><text:span text:style-name="T5">(</text:span><text:span text:style-name="T21">bfsMap</text:span><text:span text:style-name="T5">)</text:span></text:p>
      <text:p text:style-name="P1"><text:span text:style-name="T5"><text:s text:c="6"/></text:span></text:p>
      <text:p text:style-name="P1"><text:span text:style-name="T5"><text:s text:c="6"/></text:span><text:span text:style-name="T27">// Note that mapped.count() action here forces the RDD to be evaluated, and</text:span></text:p>
      <text:p text:style-name="P1"><text:span text:style-name="T5"><text:s text:c="6"/></text:span><text:span text:style-name="T27">// that's the only reason our accumulator is actually updated. <text:s/></text:span></text:p>
      <text:p text:style-name="P1"><text:span text:style-name="T5"><text:s text:c="6"/></text:span><text:span text:style-name="T19">println</text:span><text:span text:style-name="T5">(</text:span><text:span text:style-name="T34">"Processing "</text:span><text:span text:style-name="T5"> </text:span><text:span text:style-name="T19">+</text:span><text:span text:style-name="T5"> </text:span><text:span text:style-name="T41">mapped</text:span><text:span text:style-name="T5">.</text:span><text:span text:style-name="T19">count</text:span><text:span text:style-name="T5">() </text:span><text:span text:style-name="T19">+</text:span><text:span text:style-name="T5"> </text:span><text:span text:style-name="T34">" values."</text:span><text:span text:style-name="T5">)</text:span></text:p>
      <text:p text:style-name="P1"><text:span text:style-name="T5"><text:s text:c="6"/></text:span></text:p>
      <text:p text:style-name="P1"><text:span text:style-name="T5"><text:s text:c="6"/></text:span><text:span text:style-name="T1">if</text:span><text:span text:style-name="T5"> (</text:span><text:span text:style-name="T56">hitCounter</text:span><text:span text:style-name="T5">.</text:span><text:span text:style-name="T19">isDefined</text:span><text:span text:style-name="T5">) {</text:span></text:p>
      <text:p text:style-name="P1"><text:span text:style-name="T5"><text:s text:c="8"/></text:span><text:span text:style-name="T1">val</text:span><text:span text:style-name="T5"> </text:span><text:span text:style-name="T41">hitCount</text:span><text:span text:style-name="T5"> = </text:span><text:span text:style-name="T56">hitCounter</text:span><text:span text:style-name="T5">.</text:span><text:span text:style-name="T19">get</text:span><text:span text:style-name="T5">.</text:span><text:span text:style-name="T19">value</text:span></text:p>
      <text:p text:style-name="P1"><text:span text:style-name="T5"><text:s text:c="8"/></text:span><text:span text:style-name="T1">if</text:span><text:span text:style-name="T5"> (</text:span><text:span text:style-name="T43">hitCount</text:span><text:span text:style-name="T5"> </text:span><text:span text:style-name="T19">&gt;</text:span><text:span text:style-name="T5"> </text:span><text:span text:style-name="T45">0</text:span><text:span text:style-name="T5">) {</text:span></text:p>
      <text:p text:style-name="P1"><text:span text:style-name="T5"><text:s text:c="10"/></text:span><text:span text:style-name="T19">println</text:span><text:span text:style-name="T5">(</text:span><text:span text:style-name="T34">"Hit the target character! From "</text:span><text:span text:style-name="T5"> </text:span><text:span text:style-name="T19">+</text:span><text:span text:style-name="T5"> </text:span><text:span text:style-name="T41">hitCount</text:span><text:span text:style-name="T5"> </text:span><text:span text:style-name="T19">+</text:span><text:span text:style-name="T5"> </text:span></text:p>
      <text:p text:style-name="P1"><text:span text:style-name="T5"><text:s text:c="14"/></text:span><text:span text:style-name="T34">" different direction(s)."</text:span><text:span text:style-name="T5">)</text:span></text:p>
      <text:p text:style-name="P1"><text:span text:style-name="T5"><text:s text:c="10"/></text:span><text:span text:style-name="T1">return</text:span></text:p>
      <text:p text:style-name="P1"><text:span text:style-name="T5"><text:s text:c="8"/>}</text:span></text:p>
      <text:p text:style-name="P1"><text:span text:style-name="T5"><text:s text:c="6"/>}</text:span></text:p>
      <text:p text:style-name="P1"><text:span text:style-name="T5"><text:s text:c="6"/></text:span></text:p>
      <text:p text:style-name="P1"><text:span text:style-name="T5"><text:s text:c="6"/></text:span><text:span text:style-name="T27">// Reducer combines data for each character ID, preserving the darkest</text:span></text:p>
      <text:p text:style-name="P1"><text:span text:style-name="T5"><text:s text:c="6"/></text:span><text:span text:style-name="T27">// color and shortest path. <text:s text:c="5"/></text:span></text:p>
      <text:p text:style-name="P1"><text:span text:style-name="T5"><text:s text:c="6"/></text:span><text:span text:style-name="T49">iterationRdd</text:span><text:span text:style-name="T5"> = </text:span><text:span text:style-name="T43">mapped</text:span><text:span text:style-name="T5">.</text:span><text:span text:style-name="T19">reduceByKey</text:span><text:span text:style-name="T5">(</text:span><text:span text:style-name="T19">bfsReduce</text:span><text:span text:style-name="T5">)</text:span></text:p>
      <text:p text:style-name="P1"><text:span text:style-name="T5"><text:s text:c="4"/>}</text:span></text:p>
      <text:p text:style-name="P1"><text:span text:style-name="T5"><text:s text:c="2"/>}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oft-page-break/><text:span text:style-name="T3">package</text:span> com.sundogsoftware.spark</text:p>
      <text:p text:style-name="P4"/>
      <text:p text:style-name="P1"><text:span text:style-name="T1">import</text:span><text:span text:style-name="T5"> org.apache.spark._</text:span></text:p>
      <text:p text:style-name="P1"><text:span text:style-name="T1">import</text:span><text:span text:style-name="T5"> org.apache.spark.SparkContext._</text:span></text:p>
      <text:p text:style-name="P1"><text:span text:style-name="T1">import</text:span><text:span text:style-name="T5"> org.apache.log4j._</text:span></text:p>
      <text:p text:style-name="P1"><text:span text:style-name="T1">import</text:span><text:span text:style-name="T5"> scala.io.Source</text:span></text:p>
      <text:p text:style-name="P1"><text:span text:style-name="T1">import</text:span><text:span text:style-name="T5"> java.nio.charset.CodingErrorAction</text:span></text:p>
      <text:p text:style-name="P1"><text:span text:style-name="T1">import</text:span><text:span text:style-name="T5"> scala.io.Codec</text:span></text:p>
      <text:p text:style-name="P1"><text:span text:style-name="T1">import</text:span><text:span text:style-name="T5"> scala.math.</text:span><text:span text:style-name="T19">sqrt</text:span></text:p>
      <text:p text:style-name="P4"/>
      <text:p text:style-name="P1"><text:span text:style-name="T1">object</text:span><text:span text:style-name="T5"> </text:span><text:span text:style-name="T17">MovieSimilarities</text:span><text:span text:style-name="T5"> {</text:span></text:p>
      <text:p text:style-name="P1"><text:span text:style-name="T5"><text:s text:c="2"/></text:span></text:p>
      <text:p text:style-name="P1"><text:span text:style-name="T5"><text:s text:c="2"/></text:span><text:span text:style-name="T9">/** Load up a Map of movie IDs to movie names. */</text:span></text:p>
      <text:p text:style-name="P1"><text:span text:style-name="T5"><text:s text:c="2"/></text:span><text:span text:style-name="T1">def</text:span><text:span text:style-name="T5"> </text:span><text:span text:style-name="T19">loadMovieNames</text:span><text:span text:style-name="T5">() : </text:span><text:span text:style-name="T14">Map</text:span><text:span text:style-name="T5">[Int, </text:span><text:span text:style-name="T14">String</text:span><text:span text:style-name="T5">] = {</text:span></text:p>
      <text:p text:style-name="P1"><text:span text:style-name="T5"><text:s text:c="4"/></text:span></text:p>
      <text:p text:style-name="P1"><text:span text:style-name="T5"><text:s text:c="4"/></text:span><text:span text:style-name="T27">// Handle character encoding issues:</text:span></text:p>
      <text:p text:style-name="P1"><text:span text:style-name="T5"><text:s text:c="4"/></text:span><text:span text:style-name="T1">implicit</text:span><text:span text:style-name="T5"> </text:span><text:span text:style-name="T1">val</text:span><text:span text:style-name="T5"> </text:span><text:span text:style-name="T41">codec</text:span><text:span text:style-name="T5"> = </text:span><text:span text:style-name="T12">Codec</text:span><text:span text:style-name="T5">(</text:span><text:span text:style-name="T34">"UTF-8"</text:span><text:span text:style-name="T5">)</text:span></text:p>
      <text:p text:style-name="P1"><text:span text:style-name="T5"><text:s text:c="4"/></text:span><text:span text:style-name="T41">codec</text:span><text:span text:style-name="T5">.</text:span><text:span text:style-name="T19">onMalformedInput</text:span><text:span text:style-name="T5">(CodingErrorAction.</text:span><text:span text:style-name="T37">REPLACE</text:span><text:span text:style-name="T5">)</text:span></text:p>
      <text:p text:style-name="P1"><text:span text:style-name="T5"><text:s text:c="4"/></text:span><text:span text:style-name="T41">codec</text:span><text:span text:style-name="T5">.</text:span><text:span text:style-name="T19">onUnmappableCharacter</text:span><text:span text:style-name="T5">(</text:span><text:span text:style-name="T57">CodingErrorAction</text:span><text:span text:style-name="T5">.</text:span><text:span text:style-name="T37">REPLACE</text:span><text:span text:style-name="T5">)</text:span></text:p>
      <text:p text:style-name="P4"/>
      <text:p text:style-name="P1"><text:span text:style-name="T5"><text:s text:c="4"/></text:span><text:span text:style-name="T27">// Create a Map of </text:span><text:span text:style-name="T29">Ints</text:span><text:span text:style-name="T27"> to Strings, and populate it from u.item.</text:span></text:p>
      <text:p text:style-name="P1"><text:span text:style-name="T5"><text:s text:c="4"/></text:span><text:span text:style-name="T1">var</text:span><text:span text:style-name="T5"> </text:span><text:span text:style-name="T49">movieNames</text:span><text:span text:style-name="T5">:</text:span><text:span text:style-name="T14">Map</text:span><text:span text:style-name="T5">[Int, </text:span><text:span text:style-name="T14">String</text:span><text:span text:style-name="T5">] = </text:span><text:span text:style-name="T37">Map</text:span><text:span text:style-name="T5">()</text:span></text:p>
      <text:p text:style-name="P1"><text:span text:style-name="T5"><text:s text:c="4"/></text:span></text:p>
      <text:p text:style-name="P1"><text:span text:style-name="T5"><text:s text:c="5"/></text:span><text:span text:style-name="T1">val</text:span><text:span text:style-name="T5"> </text:span><text:span text:style-name="T41">lines</text:span><text:span text:style-name="T5"> = </text:span><text:span text:style-name="T12">Source</text:span><text:span text:style-name="T5">.</text:span><text:span text:style-name="T19">fromFile</text:span><text:span text:style-name="T5">(</text:span><text:span text:style-name="T34">"../ml-100k/u.item"</text:span><text:span text:style-name="T5">).</text:span><text:span text:style-name="T19">getLines</text:span><text:span text:style-name="T5">()</text:span></text:p>
      <text:p text:style-name="P1"><text:span text:style-name="T5"><text:s text:c="5"/></text:span><text:span text:style-name="T1">for</text:span><text:span text:style-name="T5"> (</text:span><text:span text:style-name="T41">line</text:span><text:span text:style-name="T5"> &lt;- </text:span><text:span text:style-name="T41">lines</text:span><text:span text:style-name="T5">) {</text:span></text:p>
      <text:p text:style-name="P1"><text:span text:style-name="T5"><text:s text:c="7"/></text:span><text:span text:style-name="T1">var</text:span><text:span text:style-name="T5"> </text:span><text:span text:style-name="T49">fields</text:span><text:span text:style-name="T5"> = </text:span><text:span text:style-name="T43">line</text:span><text:span text:style-name="T5">.</text:span><text:span text:style-name="T19">split</text:span><text:span text:style-name="T5">(</text:span><text:span text:style-name="T34">'|'</text:span><text:span text:style-name="T5">)</text:span></text:p>
      <text:p text:style-name="P1"><text:span text:style-name="T5"><text:s text:c="7"/></text:span><text:span text:style-name="T1">if</text:span><text:span text:style-name="T5"> (</text:span><text:span text:style-name="T49">fields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1</text:span><text:span text:style-name="T5">) {</text:span></text:p>
      <text:p text:style-name="P1"><text:span text:style-name="T5"><text:s text:c="8"/></text:span><text:span text:style-name="T49">movieNames</text:span><text:span text:style-name="T5"> += (</text:span><text:span text:style-name="T51">fields</text:span><text:span text:style-name="T7">(</text:span><text:span text:style-name="T47">0</text:span><text:span text:style-name="T7">).</text:span><text:span text:style-name="T21">toInt</text:span><text:span text:style-name="T5"> </text:span><text:span text:style-name="T19">-&gt;</text:span><text:span text:style-name="T5"> </text:span><text:span text:style-name="T49">fields</text:span><text:span text:style-name="T5">(</text:span><text:span text:style-name="T45">1</text:span><text:span text:style-name="T5">))</text:span></text:p>
      <text:p text:style-name="P1"><text:span text:style-name="T5"><text:s text:c="7"/>}</text:span></text:p>
      <text:p text:style-name="P1"><text:span text:style-name="T5"><text:s text:c="5"/>}</text:span></text:p>
      <text:p text:style-name="P1"><text:span text:style-name="T5"><text:s text:c="4"/></text:span></text:p>
      <text:p text:style-name="P1"><text:span text:style-name="T5"><text:s text:c="5"/></text:span><text:span text:style-name="T1">return</text:span><text:span text:style-name="T5"> </text:span><text:span text:style-name="T49">movieNames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1">type</text:span><text:span text:style-name="T5"> </text:span><text:span text:style-name="T14">MovieRating</text:span><text:span text:style-name="T5"> = (Int, Double)</text:span></text:p>
      <text:p text:style-name="P1"><text:span text:style-name="T5"><text:s text:c="2"/></text:span><text:span text:style-name="T1">type</text:span><text:span text:style-name="T5"> </text:span><text:span text:style-name="T14">UserRatingPair</text:span><text:span text:style-name="T5"> = (Int, (</text:span><text:span text:style-name="T14">MovieRating</text:span><text:span text:style-name="T5">, </text:span><text:span text:style-name="T14">MovieRating</text:span><text:span text:style-name="T5">))</text:span></text:p>
      <text:p text:style-name="P1"><text:span text:style-name="T5"><text:s text:c="2"/></text:span><text:span text:style-name="T1">def</text:span><text:span text:style-name="T5"> </text:span><text:span text:style-name="T19">makePairs</text:span><text:span text:style-name="T5">(</text:span><text:span text:style-name="T23">userRatings</text:span><text:span text:style-name="T5">:</text:span><text:span text:style-name="T14">UserRatingPair</text:span><text:span text:style-name="T5">) = {</text:span></text:p>
      <text:p text:style-name="P1"><text:span text:style-name="T5"><text:s text:c="4"/></text:span><text:span text:style-name="T1">val</text:span><text:span text:style-name="T5"> </text:span><text:span text:style-name="T41">movieRating1</text:span><text:span text:style-name="T5"> = </text:span><text:span text:style-name="T23">userRatings</text:span><text:span text:style-name="T5">.</text:span><text:span text:style-name="T37">_2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movieRating2</text:span><text:span text:style-name="T5"> = </text:span><text:span text:style-name="T23">userRatings</text:span><text:span text:style-name="T5">.</text:span><text:span text:style-name="T37">_2</text:span><text:span text:style-name="T5">.</text:span><text:span text:style-name="T37">_2</text:span></text:p>
      <text:p text:style-name="P1"><text:span text:style-name="T5"><text:s text:c="4"/></text:span></text:p>
      <text:p text:style-name="P1"><text:span text:style-name="T5"><text:s text:c="4"/></text:span><text:span text:style-name="T1">val</text:span><text:span text:style-name="T5"> </text:span><text:span text:style-name="T41">movie1</text:span><text:span text:style-name="T5"> = </text:span><text:span text:style-name="T41">movieRating1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rating1</text:span><text:span text:style-name="T5"> = </text:span><text:span text:style-name="T41">movieRating1</text:span><text:span text:style-name="T5">.</text:span><text:span text:style-name="T37">_2</text:span></text:p>
      <text:p text:style-name="P1"><text:span text:style-name="T5"><text:s text:c="4"/></text:span><text:span text:style-name="T1">val</text:span><text:span text:style-name="T5"> </text:span><text:span text:style-name="T41">movie2</text:span><text:span text:style-name="T5"> = </text:span><text:span text:style-name="T41">movieRating2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rating2</text:span><text:span text:style-name="T5"> = </text:span><text:span text:style-name="T41">movieRating2</text:span><text:span text:style-name="T5">.</text:span><text:span text:style-name="T37">_2</text:span></text:p>
      <text:p text:style-name="P1"><text:span text:style-name="T5"><text:s text:c="4"/></text:span></text:p>
      <text:p text:style-name="P1"><text:span text:style-name="T5"><text:s text:c="4"/>((</text:span><text:span text:style-name="T41">movie1</text:span><text:span text:style-name="T5">, </text:span><text:span text:style-name="T41">movie2</text:span><text:span text:style-name="T5">), (</text:span><text:span text:style-name="T41">rating1</text:span><text:span text:style-name="T5">, </text:span><text:span text:style-name="T41">rating2</text:span><text:span text:style-name="T5">))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1">def</text:span><text:span text:style-name="T5"> </text:span><text:span text:style-name="T19">filterDuplicates</text:span><text:span text:style-name="T5">(</text:span><text:span text:style-name="T23">userRatings</text:span><text:span text:style-name="T5">:</text:span><text:span text:style-name="T14">UserRatingPair</text:span><text:span text:style-name="T5">):Boolean = {</text:span></text:p>
      <text:p text:style-name="P1"><text:span text:style-name="T5"><text:s text:c="4"/></text:span><text:span text:style-name="T1">val</text:span><text:span text:style-name="T5"> </text:span><text:span text:style-name="T41">movieRating1</text:span><text:span text:style-name="T5"> = </text:span><text:span text:style-name="T23">userRatings</text:span><text:span text:style-name="T5">.</text:span><text:span text:style-name="T37">_2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movieRating2</text:span><text:span text:style-name="T5"> = </text:span><text:span text:style-name="T23">userRatings</text:span><text:span text:style-name="T5">.</text:span><text:span text:style-name="T37">_2</text:span><text:span text:style-name="T5">.</text:span><text:span text:style-name="T37">_2</text:span></text:p>
      <text:p text:style-name="P1"><text:span text:style-name="T5"><text:s text:c="4"/></text:span></text:p>
      <text:p text:style-name="P1"><text:span text:style-name="T5"><text:s text:c="4"/></text:span><text:span text:style-name="T1">val</text:span><text:span text:style-name="T5"> </text:span><text:span text:style-name="T41">movie1</text:span><text:span text:style-name="T5"> = </text:span><text:span text:style-name="T41">movieRating1</text:span><text:span text:style-name="T5">.</text:span><text:span text:style-name="T37">_1</text:span></text:p>
      <text:p text:style-name="P1"><text:span text:style-name="T5"><text:s text:c="4"/></text:span><text:span text:style-name="T1">val</text:span><text:span text:style-name="T5"> </text:span><text:span text:style-name="T41">movie2</text:span><text:span text:style-name="T5"> = </text:span><text:span text:style-name="T41">movieRating2</text:span><text:span text:style-name="T5">.</text:span><text:span text:style-name="T37">_1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</text:span><text:span text:style-name="T41">movie1</text:span><text:span text:style-name="T5"> </text:span><text:span text:style-name="T19">&lt;</text:span><text:span text:style-name="T5"> </text:span><text:span text:style-name="T41">movie2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1">type</text:span><text:span text:style-name="T5"> </text:span><text:span text:style-name="T14">RatingPair</text:span><text:span text:style-name="T5"> = (Double, Double)</text:span></text:p>
      <text:p text:style-name="P1"><text:span text:style-name="T5"><text:s text:c="2"/></text:span><text:span text:style-name="T1">type</text:span><text:span text:style-name="T5"> </text:span><text:span text:style-name="T14">RatingPairs</text:span><text:span text:style-name="T5"> = </text:span><text:span text:style-name="T14">Iterable</text:span><text:span text:style-name="T5">[</text:span><text:span text:style-name="T14">RatingPair</text:span><text:span text:style-name="T5">]</text:span></text:p>
      <text:p text:style-name="P1"><text:span text:style-name="T5"><text:s text:c="2"/></text:span></text:p>
      <text:p text:style-name="P1"><text:span text:style-name="T5"><text:s text:c="2"/></text:span><text:span text:style-name="T1">def</text:span><text:span text:style-name="T5"> </text:span><text:span text:style-name="T19">computeCosineSimilarity</text:span><text:span text:style-name="T5">(</text:span><text:span text:style-name="T23">ratingPairs</text:span><text:span text:style-name="T5">:</text:span><text:span text:style-name="T14">RatingPairs</text:span><text:span text:style-name="T5">): (Double, Int) = {</text:span></text:p>
      <text:p text:style-name="P1"><text:soft-page-break/><text:span text:style-name="T5"><text:s text:c="4"/></text:span><text:span text:style-name="T1">var</text:span><text:span text:style-name="T5"> </text:span><text:span text:style-name="T49">numPairs</text:span><text:span text:style-name="T5">:Int = </text:span><text:span text:style-name="T45">0</text:span></text:p>
      <text:p text:style-name="P1"><text:span text:style-name="T5"><text:s text:c="4"/></text:span><text:span text:style-name="T1">var</text:span><text:span text:style-name="T5"> </text:span><text:span text:style-name="T49">sum_xx</text:span><text:span text:style-name="T5">:Double = </text:span><text:span text:style-name="T45">0.0</text:span></text:p>
      <text:p text:style-name="P1"><text:span text:style-name="T5"><text:s text:c="4"/></text:span><text:span text:style-name="T1">var</text:span><text:span text:style-name="T5"> </text:span><text:span text:style-name="T49">sum_yy</text:span><text:span text:style-name="T5">:Double = </text:span><text:span text:style-name="T45">0.0</text:span></text:p>
      <text:p text:style-name="P1"><text:span text:style-name="T5"><text:s text:c="4"/></text:span><text:span text:style-name="T1">var</text:span><text:span text:style-name="T5"> </text:span><text:span text:style-name="T49">sum_xy</text:span><text:span text:style-name="T5">:Double = </text:span><text:span text:style-name="T45">0.0</text:span></text:p>
      <text:p text:style-name="P1"><text:span text:style-name="T5"><text:s text:c="4"/></text:span></text:p>
      <text:p text:style-name="P1"><text:span text:style-name="T5"><text:s text:c="4"/></text:span><text:span text:style-name="T1">for</text:span><text:span text:style-name="T5"> (</text:span><text:span text:style-name="T41">pair</text:span><text:span text:style-name="T5"> &lt;- </text:span><text:span text:style-name="T23">ratingPairs</text:span><text:span text:style-name="T5">) {</text:span></text:p>
      <text:p text:style-name="P1"><text:span text:style-name="T5"><text:s text:c="6"/></text:span><text:span text:style-name="T1">val</text:span><text:span text:style-name="T5"> </text:span><text:span text:style-name="T41">ratingX</text:span><text:span text:style-name="T5"> = </text:span><text:span text:style-name="T41">pair</text:span><text:span text:style-name="T5">.</text:span><text:span text:style-name="T37">_1</text:span></text:p>
      <text:p text:style-name="P1"><text:span text:style-name="T5"><text:s text:c="6"/></text:span><text:span text:style-name="T1">val</text:span><text:span text:style-name="T5"> </text:span><text:span text:style-name="T41">ratingY</text:span><text:span text:style-name="T5"> = </text:span><text:span text:style-name="T41">pair</text:span><text:span text:style-name="T5">.</text:span><text:span text:style-name="T37">_2</text:span></text:p>
      <text:p text:style-name="P1"><text:span text:style-name="T5"><text:s text:c="6"/></text:span></text:p>
      <text:p text:style-name="P1"><text:span text:style-name="T5"><text:s text:c="6"/></text:span><text:span text:style-name="T49">sum_xx</text:span><text:span text:style-name="T5"> += </text:span><text:span text:style-name="T41">ratingX</text:span><text:span text:style-name="T5"> </text:span><text:span text:style-name="T19">*</text:span><text:span text:style-name="T5"> </text:span><text:span text:style-name="T41">ratingX</text:span></text:p>
      <text:p text:style-name="P1"><text:span text:style-name="T5"><text:s text:c="6"/></text:span><text:span text:style-name="T49">sum_yy</text:span><text:span text:style-name="T5"> += </text:span><text:span text:style-name="T41">ratingY</text:span><text:span text:style-name="T5"> </text:span><text:span text:style-name="T19">*</text:span><text:span text:style-name="T5"> </text:span><text:span text:style-name="T41">ratingY</text:span></text:p>
      <text:p text:style-name="P1"><text:span text:style-name="T5"><text:s text:c="6"/></text:span><text:span text:style-name="T49">sum_xy</text:span><text:span text:style-name="T5"> += </text:span><text:span text:style-name="T41">ratingX</text:span><text:span text:style-name="T5"> </text:span><text:span text:style-name="T19">*</text:span><text:span text:style-name="T5"> </text:span><text:span text:style-name="T41">ratingY</text:span></text:p>
      <text:p text:style-name="P1"><text:span text:style-name="T5"><text:s text:c="6"/></text:span><text:span text:style-name="T49">numPairs</text:span><text:span text:style-name="T5"> += </text:span><text:span text:style-name="T45">1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1">val</text:span><text:span text:style-name="T5"> </text:span><text:span text:style-name="T41">numerator</text:span><text:span text:style-name="T5">:Double = </text:span><text:span text:style-name="T49">sum_xy</text:span></text:p>
      <text:p text:style-name="P1"><text:span text:style-name="T5"><text:s text:c="4"/></text:span><text:span text:style-name="T1">val</text:span><text:span text:style-name="T5"> </text:span><text:span text:style-name="T41">denominator</text:span><text:span text:style-name="T5"> = </text:span><text:span text:style-name="T19">sqrt</text:span><text:span text:style-name="T5">(</text:span><text:span text:style-name="T49">sum_xx</text:span><text:span text:style-name="T5">) </text:span><text:span text:style-name="T19">*</text:span><text:span text:style-name="T5"> </text:span><text:span text:style-name="T19">sqrt</text:span><text:span text:style-name="T5">(</text:span><text:span text:style-name="T49">sum_yy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1">var</text:span><text:span text:style-name="T5"> </text:span><text:span text:style-name="T49">score</text:span><text:span text:style-name="T5">:Double = </text:span><text:span text:style-name="T45">0.0</text:span></text:p>
      <text:p text:style-name="P1"><text:span text:style-name="T5"><text:s text:c="4"/></text:span><text:span text:style-name="T1">if</text:span><text:span text:style-name="T5"> (</text:span><text:span text:style-name="T41">denominator</text:span><text:span text:style-name="T5"> </text:span><text:span text:style-name="T19">!=</text:span><text:span text:style-name="T5"> </text:span><text:span text:style-name="T45">0</text:span><text:span text:style-name="T5">) {</text:span></text:p>
      <text:p text:style-name="P1"><text:span text:style-name="T5"><text:s text:c="6"/></text:span><text:span text:style-name="T49">score</text:span><text:span text:style-name="T5"> = </text:span><text:span text:style-name="T41">numerator</text:span><text:span text:style-name="T5"> </text:span><text:span text:style-name="T19">/</text:span><text:span text:style-name="T5"> </text:span><text:span text:style-name="T41">denominator</text:span></text:p>
      <text:p text:style-name="P1"><text:span text:style-name="T5"><text:s text:c="4"/>}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(</text:span><text:span text:style-name="T49">score</text:span><text:span text:style-name="T5">, </text:span><text:span text:style-name="T49">numPairs</text:span><text:span text:style-name="T5">)</text:span></text:p>
      <text:p text:style-name="P1"><text:span text:style-name="T5"><text:s text:c="2"/>}</text:span></text:p>
      <text:p text:style-name="P1"><text:span text:style-name="T5"><text:s text:c="2"/></text:span></text:p>
      <text:p text:style-name="P1"><text:span text:style-name="T5"><text:s text:c="2"/></text:span><text:span text:style-name="T9">/** Our main function where the action happens */</text:span></text:p>
      <text:p text:style-name="P1"><text:span text:style-name="T5"><text:s text:c="2"/></text:span><text:span text:style-name="T1">def</text:span><text:span text:style-name="T5"> </text:span><text:span text:style-name="T19">main</text:span><text:span text:style-name="T5">(</text:span><text:span text:style-name="T23">args</text:span><text:span text:style-name="T5">: Array[</text:span><text:span text:style-name="T14">String</text:span><text:span text:style-name="T5">]) {</text:span></text:p>
      <text:p text:style-name="P1"><text:span text:style-name="T5"><text:s text:c="4"/></text:span></text:p>
      <text:p text:style-name="P1"><text:span text:style-name="T5"><text:s text:c="4"/></text:span><text:span text:style-name="T27">// Set the log level to only print errors</text:span></text:p>
      <text:p text:style-name="P1"><text:span text:style-name="T5"><text:s text:c="4"/>Logger.</text:span><text:span text:style-name="T19">getLogger</text:span><text:span text:style-name="T5">(</text:span><text:span text:style-name="T34">"org"</text:span><text:span text:style-name="T5">).</text:span><text:span text:style-name="T19">setLevel</text:span><text:span text:style-name="T5">(Level.</text:span><text:span text:style-name="T37">ERROR</text:span><text:span text:style-name="T5">)</text:span></text:p>
      <text:p text:style-name="P1"><text:span text:style-name="T5"><text:s text:c="4"/></text:span></text:p>
      <text:p text:style-name="P1"><text:span text:style-name="T5"><text:s text:c="5"/></text:span><text:span text:style-name="T27">// Create a SparkContext using every core of the local machine</text:span></text:p>
      <text:p text:style-name="P1"><text:span text:style-name="T5"><text:s text:c="4"/></text:span><text:span text:style-name="T1">val</text:span><text:span text:style-name="T5"> </text:span><text:span text:style-name="T41">sc</text:span><text:span text:style-name="T5"> = </text:span><text:span text:style-name="T1">new</text:span><text:span text:style-name="T5"> SparkContext(</text:span><text:span text:style-name="T34">"local[*]"</text:span><text:span text:style-name="T5">, </text:span><text:span text:style-name="T34">"MovieSimilarities"</text:span><text:span text:style-name="T5">)</text:span></text:p>
      <text:p text:style-name="P1"><text:span text:style-name="T5"><text:s text:c="4"/></text:span></text:p>
      <text:p text:style-name="P1"><text:span text:style-name="T5"><text:s text:c="4"/></text:span><text:span text:style-name="T19">println</text:span><text:span text:style-name="T5">(</text:span><text:span text:style-name="T34">"</text:span><text:span text:style-name="T45">\n</text:span><text:span text:style-name="T34">Loading movie names..."</text:span><text:span text:style-name="T5">)</text:span></text:p>
      <text:p text:style-name="P1"><text:span text:style-name="T5"><text:s text:c="4"/></text:span><text:span text:style-name="T1">val</text:span><text:span text:style-name="T5"> </text:span><text:span text:style-name="T41">nameDict</text:span><text:span text:style-name="T5"> = </text:span><text:span text:style-name="T19">loadMovieNames</text:span><text:span text:style-name="T5">()</text:span></text:p>
      <text:p text:style-name="P1"><text:span text:style-name="T5"><text:s text:c="4"/></text:span></text:p>
      <text:p text:style-name="P1"><text:span text:style-name="T5"><text:s text:c="4"/></text:span><text:span text:style-name="T1">val</text:span><text:span text:style-name="T5"> </text:span><text:span text:style-name="T41">data</text:span><text:span text:style-name="T5"> = </text:span><text:span text:style-name="T41">sc</text:span><text:span text:style-name="T5">.</text:span><text:span text:style-name="T19">textFile</text:span><text:span text:style-name="T5">(</text:span><text:span text:style-name="T34">"../ml-100k/u.data"</text:span><text:span text:style-name="T5">)</text:span></text:p>
      <text:p text:style-name="P4"/>
      <text:p text:style-name="P1"><text:span text:style-name="T5"><text:s text:c="4"/></text:span><text:span text:style-name="T27">// Map ratings to key / value pairs: user ID =&gt; movie ID, rating</text:span></text:p>
      <text:p text:style-name="P1"><text:span text:style-name="T5"><text:s text:c="4"/></text:span><text:span text:style-name="T1">val</text:span><text:span text:style-name="T5"> </text:span><text:span text:style-name="T41">ratings</text:span><text:span text:style-name="T5"> = </text:span><text:span text:style-name="T41">data</text:span><text:span text:style-name="T5">.</text:span><text:span text:style-name="T19">map</text:span><text:span text:style-name="T5">(</text:span><text:span text:style-name="T23">l</text:span><text:span text:style-name="T5"> =&gt; </text:span><text:span text:style-name="T23">l</text:span><text:span text:style-name="T5">.</text:span><text:span text:style-name="T19">split</text:span><text:span text:style-name="T5">(</text:span><text:span text:style-name="T34">"</text:span><text:span text:style-name="T45">\t</text:span><text:span text:style-name="T34">"</text:span><text:span text:style-name="T5">)).</text:span><text:span text:style-name="T19">map</text:span><text:span text:style-name="T5">(</text:span><text:span text:style-name="T23">l</text:span><text:span text:style-name="T5"> =&gt; (</text:span><text:span text:style-name="T25">l</text:span><text:span text:style-name="T7">(</text:span><text:span text:style-name="T47">0</text:span><text:span text:style-name="T7">)</text:span><text:span text:style-name="T5">.</text:span><text:span text:style-name="T19">toInt</text:span><text:span text:style-name="T5">, (</text:span><text:span text:style-name="T25">l</text:span><text:span text:style-name="T7">(</text:span><text:span text:style-name="T47">1</text:span><text:span text:style-name="T7">)</text:span><text:span text:style-name="T5">.</text:span><text:span text:style-name="T19">toInt</text:span><text:span text:style-name="T5">, </text:span><text:span text:style-name="T25">l</text:span><text:span text:style-name="T7">(</text:span><text:span text:style-name="T47">2</text:span><text:span text:style-name="T7">)</text:span><text:span text:style-name="T5">.</text:span><text:span text:style-name="T19">toDouble</text:span><text:span text:style-name="T5">)))</text:span></text:p>
      <text:p text:style-name="P1"><text:span text:style-name="T5"><text:s text:c="4"/></text:span></text:p>
      <text:p text:style-name="P1"><text:span text:style-name="T5"><text:s text:c="4"/></text:span><text:span text:style-name="T27">// Emit every movie rated together by the same user.</text:span></text:p>
      <text:p text:style-name="P1"><text:span text:style-name="T5"><text:s text:c="4"/></text:span><text:span text:style-name="T27">// Self-join to find every combination.</text:span></text:p>
      <text:p text:style-name="P1"><text:span text:style-name="T5"><text:s text:c="4"/></text:span><text:span text:style-name="T1">val</text:span><text:span text:style-name="T5"> </text:span><text:span text:style-name="T41">joinedRatings</text:span><text:span text:style-name="T5"> = </text:span><text:span text:style-name="T43">ratings</text:span><text:span text:style-name="T5">.</text:span><text:span text:style-name="T19">join</text:span><text:span text:style-name="T5">(</text:span><text:span text:style-name="T41">ratings</text:span><text:span text:style-name="T5">) <text:s text:c="2"/></text:span></text:p>
      <text:p text:style-name="P1"><text:span text:style-name="T5"><text:s text:c="4"/></text:span></text:p>
      <text:p text:style-name="P1"><text:span text:style-name="T5"><text:s text:c="4"/></text:span><text:span text:style-name="T27">// At this point our RDD consists of userID =&gt; ((movieID, rating), (movieID, rating))</text:span></text:p>
      <text:p text:style-name="P4"/>
      <text:p text:style-name="P1"><text:span text:style-name="T5"><text:s text:c="4"/></text:span><text:span text:style-name="T27">// Filter out duplicate pairs</text:span></text:p>
      <text:p text:style-name="P1"><text:span text:style-name="T5"><text:s text:c="4"/></text:span><text:span text:style-name="T1">val</text:span><text:span text:style-name="T5"> </text:span><text:span text:style-name="T41">uniqueJoinedRatings</text:span><text:span text:style-name="T5"> = </text:span><text:span text:style-name="T41">joinedRatings</text:span><text:span text:style-name="T5">.</text:span><text:span text:style-name="T19">filter</text:span><text:span text:style-name="T5">(</text:span><text:span text:style-name="T19">filterDuplicates</text:span><text:span text:style-name="T5">)</text:span></text:p>
      <text:p text:style-name="P4"/>
      <text:p text:style-name="P1"><text:span text:style-name="T5"><text:s text:c="4"/></text:span><text:span text:style-name="T27">// Now key by (movie1, movie2) pairs.</text:span></text:p>
      <text:p text:style-name="P1"><text:span text:style-name="T5"><text:s text:c="4"/></text:span><text:span text:style-name="T1">val</text:span><text:span text:style-name="T5"> </text:span><text:span text:style-name="T41">moviePairs</text:span><text:span text:style-name="T5"> = </text:span><text:span text:style-name="T41">uniqueJoinedRatings</text:span><text:span text:style-name="T5">.</text:span><text:span text:style-name="T19">map</text:span><text:span text:style-name="T5">(</text:span><text:span text:style-name="T19">makePairs</text:span><text:span text:style-name="T5">)</text:span></text:p>
      <text:p text:style-name="P4"/>
      <text:p text:style-name="P1"><text:span text:style-name="T5"><text:s text:c="4"/></text:span><text:span text:style-name="T27">// We now have (movie1, movie2) =&gt; (rating1, rating2)</text:span></text:p>
      <text:p text:style-name="P1"><text:span text:style-name="T5"><text:s text:c="4"/></text:span><text:span text:style-name="T27">// Now collect all ratings for each movie pair and compute similarity</text:span></text:p>
      <text:p text:style-name="P1"><text:span text:style-name="T5"><text:s text:c="4"/></text:span><text:span text:style-name="T1">val</text:span><text:span text:style-name="T5"> </text:span><text:span text:style-name="T41">moviePairRatings</text:span><text:span text:style-name="T5"> = </text:span><text:span text:style-name="T43">moviePairs</text:span><text:span text:style-name="T5">.</text:span><text:span text:style-name="T19">groupByKey</text:span><text:span text:style-name="T5">()</text:span></text:p>
      <text:p text:style-name="P4"/>
      <text:p text:style-name="P1"><text:soft-page-break/><text:span text:style-name="T5"><text:s text:c="4"/></text:span><text:span text:style-name="T27">// We now have (movie1, movie2) = &gt; (rating1, rating2), (rating1, rating2) ...</text:span></text:p>
      <text:p text:style-name="P1"><text:span text:style-name="T5"><text:s text:c="4"/></text:span><text:span text:style-name="T27">// Can now compute similarities.</text:span></text:p>
      <text:p text:style-name="P1"><text:span text:style-name="T5"><text:s text:c="4"/></text:span><text:span text:style-name="T1">val</text:span><text:span text:style-name="T5"> </text:span><text:span text:style-name="T41">moviePairSimilarities</text:span><text:span text:style-name="T5"> = </text:span><text:span text:style-name="T43">moviePairRatings</text:span><text:span text:style-name="T5">.</text:span><text:span text:style-name="T19">mapValues</text:span><text:span text:style-name="T5">(</text:span><text:span text:style-name="T19">computeCosineSimilarity</text:span><text:span text:style-name="T5">).</text:span><text:span text:style-name="T19">cache</text:span><text:span text:style-name="T5">()</text:span></text:p>
      <text:p text:style-name="P1"><text:span text:style-name="T5"><text:s text:c="4"/></text:span></text:p>
      <text:p text:style-name="P1"><text:span text:style-name="T5"><text:s text:c="4"/></text:span><text:span text:style-name="T27">//Save the results if desired</text:span></text:p>
      <text:p text:style-name="P1"><text:span text:style-name="T5"><text:s text:c="4"/></text:span><text:span text:style-name="T27">//</text:span><text:span text:style-name="T29">val</text:span><text:span text:style-name="T27"> sorted = moviePairSimilarities.sortByKey()</text:span></text:p>
      <text:p text:style-name="P1"><text:span text:style-name="T5"><text:s text:c="4"/></text:span><text:span text:style-name="T27">//sorted.saveAsTextFile("movie-</text:span><text:span text:style-name="T29">sims</text:span><text:span text:style-name="T27">")</text:span></text:p>
      <text:p text:style-name="P1"><text:span text:style-name="T5"><text:s text:c="4"/></text:span></text:p>
      <text:p text:style-name="P1"><text:span text:style-name="T5"><text:s text:c="4"/></text:span><text:span text:style-name="T27">// Extract similarities for the movie we care about that are "good".</text:span></text:p>
      <text:p text:style-name="P1"><text:span text:style-name="T5"><text:s text:c="4"/></text:span></text:p>
      <text:p text:style-name="P1"><text:span text:style-name="T5"><text:s text:c="4"/></text:span><text:span text:style-name="T1">if</text:span><text:span text:style-name="T5"> (</text:span><text:span text:style-name="T23">args</text:span><text:span text:style-name="T5">.</text:span><text:span text:style-name="T19">length</text:span><text:span text:style-name="T5"> </text:span><text:span text:style-name="T19">&gt;</text:span><text:span text:style-name="T5"> </text:span><text:span text:style-name="T45">0</text:span><text:span text:style-name="T5">) {</text:span></text:p>
      <text:p text:style-name="P1"><text:span text:style-name="T5"><text:s text:c="6"/></text:span><text:span text:style-name="T1">val</text:span><text:span text:style-name="T5"> </text:span><text:span text:style-name="T41">scoreThreshold</text:span><text:span text:style-name="T5"> = </text:span><text:span text:style-name="T45">0.97</text:span></text:p>
      <text:p text:style-name="P1"><text:span text:style-name="T5"><text:s text:c="6"/></text:span><text:span text:style-name="T1">val</text:span><text:span text:style-name="T5"> </text:span><text:span text:style-name="T41">coOccurenceThreshold</text:span><text:span text:style-name="T5"> = </text:span><text:span text:style-name="T45">50.0</text:span></text:p>
      <text:p text:style-name="P1"><text:span text:style-name="T5"><text:s text:c="6"/></text:span></text:p>
      <text:p text:style-name="P1"><text:span text:style-name="T5"><text:s text:c="6"/></text:span><text:span text:style-name="T1">val</text:span><text:span text:style-name="T5"> </text:span><text:span text:style-name="T41">movieID</text:span><text:span text:style-name="T5">:Int = </text:span><text:span text:style-name="T25">args</text:span><text:span text:style-name="T7">(</text:span><text:span text:style-name="T47">0</text:span><text:span text:style-name="T7">)</text:span><text:span text:style-name="T5">.</text:span><text:span text:style-name="T19">toInt</text:span></text:p>
      <text:p text:style-name="P1"><text:span text:style-name="T5"><text:s text:c="6"/></text:span></text:p>
      <text:p text:style-name="P1"><text:span text:style-name="T5"><text:s text:c="6"/></text:span><text:span text:style-name="T27">// Filter for movies with this </text:span><text:span text:style-name="T29">sim</text:span><text:span text:style-name="T27"> that are "good" as defined by</text:span></text:p>
      <text:p text:style-name="P1"><text:span text:style-name="T5"><text:s text:c="6"/></text:span><text:span text:style-name="T27">// our quality thresholds above <text:s text:c="4"/></text:span></text:p>
      <text:p text:style-name="P1"><text:span text:style-name="T5"><text:s text:c="6"/></text:span></text:p>
      <text:p text:style-name="P1"><text:span text:style-name="T5"><text:s text:c="6"/></text:span><text:span text:style-name="T1">val</text:span><text:span text:style-name="T5"> </text:span><text:span text:style-name="T41">filteredResults</text:span><text:span text:style-name="T5"> = </text:span><text:span text:style-name="T41">moviePairSimilarities</text:span><text:span text:style-name="T5">.</text:span><text:span text:style-name="T19">filter</text:span><text:span text:style-name="T5">( </text:span><text:span text:style-name="T23">x</text:span><text:span text:style-name="T5"> =&gt;</text:span></text:p>
      <text:p text:style-name="P1"><text:span text:style-name="T5"><text:s text:c="8"/>{</text:span></text:p>
      <text:p text:style-name="P1"><text:span text:style-name="T5"><text:s text:c="10"/></text:span><text:span text:style-name="T1">val</text:span><text:span text:style-name="T5"> </text:span><text:span text:style-name="T41">pair</text:span><text:span text:style-name="T5"> = </text:span><text:span text:style-name="T23">x</text:span><text:span text:style-name="T5">.</text:span><text:span text:style-name="T37">_1</text:span></text:p>
      <text:p text:style-name="P1"><text:span text:style-name="T5"><text:s text:c="10"/></text:span><text:span text:style-name="T1">val</text:span><text:span text:style-name="T5"> </text:span><text:span text:style-name="T41">sim</text:span><text:span text:style-name="T5"> = </text:span><text:span text:style-name="T23">x</text:span><text:span text:style-name="T5">.</text:span><text:span text:style-name="T37">_2</text:span></text:p>
      <text:p text:style-name="P1"><text:span text:style-name="T5"><text:s text:c="10"/>(</text:span><text:span text:style-name="T41">pair</text:span><text:span text:style-name="T5">.</text:span><text:span text:style-name="T37">_1</text:span><text:span text:style-name="T5"> </text:span><text:span text:style-name="T19">==</text:span><text:span text:style-name="T5"> </text:span><text:span text:style-name="T41">movieID</text:span><text:span text:style-name="T5"> </text:span><text:span text:style-name="T19">||</text:span><text:span text:style-name="T5"> </text:span><text:span text:style-name="T41">pair</text:span><text:span text:style-name="T5">.</text:span><text:span text:style-name="T37">_2</text:span><text:span text:style-name="T5"> </text:span><text:span text:style-name="T19">==</text:span><text:span text:style-name="T5"> </text:span><text:span text:style-name="T41">movieID</text:span><text:span text:style-name="T5">) </text:span><text:span text:style-name="T19">&amp;&amp;</text:span><text:span text:style-name="T5"> </text:span><text:span text:style-name="T41">sim</text:span><text:span text:style-name="T5">.</text:span><text:span text:style-name="T37">_1</text:span><text:span text:style-name="T5"> </text:span><text:span text:style-name="T19">&gt;</text:span><text:span text:style-name="T5"> </text:span><text:span text:style-name="T41">scoreThreshold</text:span><text:span text:style-name="T5"> </text:span><text:span text:style-name="T19">&amp;&amp;</text:span><text:span text:style-name="T5"> </text:span><text:span text:style-name="T41">sim</text:span><text:span text:style-name="T5">.</text:span><text:span text:style-name="T37">_2</text:span><text:span text:style-name="T5"> </text:span><text:span text:style-name="T19">&gt;</text:span><text:span text:style-name="T5"> </text:span><text:span text:style-name="T41">coOccurenceThreshold</text:span></text:p>
      <text:p text:style-name="P1"><text:span text:style-name="T5"><text:s text:c="8"/>}</text:span></text:p>
      <text:p text:style-name="P1"><text:span text:style-name="T5"><text:s text:c="6"/>)</text:span></text:p>
      <text:p text:style-name="P1"><text:span text:style-name="T5"><text:s text:c="8"/></text:span></text:p>
      <text:p text:style-name="P1"><text:span text:style-name="T5"><text:s text:c="6"/></text:span><text:span text:style-name="T27">// Sort by quality score.</text:span></text:p>
      <text:p text:style-name="P1"><text:span text:style-name="T5"><text:s text:c="6"/></text:span><text:span text:style-name="T1">val</text:span><text:span text:style-name="T5"> </text:span><text:span text:style-name="T41">results</text:span><text:span text:style-name="T5"> = </text:span><text:span text:style-name="T43">filteredResults</text:span><text:span text:style-name="T7">.</text:span><text:span text:style-name="T21">map</text:span><text:span text:style-name="T7">( </text:span><text:span text:style-name="T25">x</text:span><text:span text:style-name="T7"> =&gt; (</text:span><text:span text:style-name="T25">x</text:span><text:span text:style-name="T7">.</text:span><text:span text:style-name="T39">_2</text:span><text:span text:style-name="T7">, </text:span><text:span text:style-name="T25">x</text:span><text:span text:style-name="T7">.</text:span><text:span text:style-name="T39">_1</text:span><text:span text:style-name="T7">))</text:span><text:span text:style-name="T5">.</text:span><text:span text:style-name="T19">sortByKey</text:span><text:span text:style-name="T5">(</text:span><text:span text:style-name="T1">false</text:span><text:span text:style-name="T5">).</text:span><text:span text:style-name="T19">take</text:span><text:span text:style-name="T5">(</text:span><text:span text:style-name="T45">10</text:span><text:span text:style-name="T5">)</text:span></text:p>
      <text:p text:style-name="P1"><text:span text:style-name="T5"><text:s text:c="6"/></text:span></text:p>
      <text:p text:style-name="P1"><text:span text:style-name="T5"><text:s text:c="6"/></text:span><text:span text:style-name="T19">println</text:span><text:span text:style-name="T5">(</text:span><text:span text:style-name="T34">"</text:span><text:span text:style-name="T45">\n</text:span><text:span text:style-name="T34">Top 10 similar movies for "</text:span><text:span text:style-name="T5"> </text:span><text:span text:style-name="T19">+</text:span><text:span text:style-name="T5"> </text:span><text:span text:style-name="T41">nameDict</text:span><text:span text:style-name="T5">(</text:span><text:span text:style-name="T41">movieID</text:span><text:span text:style-name="T5">))</text:span></text:p>
      <text:p text:style-name="P1"><text:span text:style-name="T5"><text:s text:c="6"/></text:span><text:span text:style-name="T1">for</text:span><text:span text:style-name="T5"> (</text:span><text:span text:style-name="T41">result</text:span><text:span text:style-name="T5"> &lt;- </text:span><text:span text:style-name="T43">results</text:span><text:span text:style-name="T5">) {</text:span></text:p>
      <text:p text:style-name="P1"><text:span text:style-name="T5"><text:s text:c="8"/></text:span><text:span text:style-name="T1">val</text:span><text:span text:style-name="T5"> </text:span><text:span text:style-name="T41">sim</text:span><text:span text:style-name="T5"> = </text:span><text:span text:style-name="T41">result</text:span><text:span text:style-name="T5">.</text:span><text:span text:style-name="T37">_1</text:span></text:p>
      <text:p text:style-name="P1"><text:span text:style-name="T5"><text:s text:c="8"/></text:span><text:span text:style-name="T1">val</text:span><text:span text:style-name="T5"> </text:span><text:span text:style-name="T41">pair</text:span><text:span text:style-name="T5"> = </text:span><text:span text:style-name="T41">result</text:span><text:span text:style-name="T5">.</text:span><text:span text:style-name="T37">_2</text:span></text:p>
      <text:p text:style-name="P1"><text:span text:style-name="T5"><text:s text:c="8"/></text:span><text:span text:style-name="T27">// Display the similarity result that isn't the movie we're looking at</text:span></text:p>
      <text:p text:style-name="P1"><text:span text:style-name="T5"><text:s text:c="8"/></text:span><text:span text:style-name="T1">var</text:span><text:span text:style-name="T5"> </text:span><text:span text:style-name="T49">similarMovieID</text:span><text:span text:style-name="T5"> = </text:span><text:span text:style-name="T41">pair</text:span><text:span text:style-name="T5">.</text:span><text:span text:style-name="T37">_1</text:span></text:p>
      <text:p text:style-name="P1"><text:span text:style-name="T5"><text:s text:c="8"/></text:span><text:span text:style-name="T1">if</text:span><text:span text:style-name="T5"> (</text:span><text:span text:style-name="T49">similarMovieID</text:span><text:span text:style-name="T5"> </text:span><text:span text:style-name="T19">==</text:span><text:span text:style-name="T5"> </text:span><text:span text:style-name="T41">movieID</text:span><text:span text:style-name="T5">) {</text:span></text:p>
      <text:p text:style-name="P1"><text:span text:style-name="T5"><text:s text:c="10"/></text:span><text:span text:style-name="T49">similarMovieID</text:span><text:span text:style-name="T5"> = </text:span><text:span text:style-name="T41">pair</text:span><text:span text:style-name="T5">.</text:span><text:span text:style-name="T37">_2</text:span></text:p>
      <text:p text:style-name="P1"><text:span text:style-name="T5"><text:s text:c="8"/>}</text:span></text:p>
      <text:p text:style-name="P1"><text:span text:style-name="T5"><text:s text:c="8"/></text:span><text:span text:style-name="T19">println</text:span><text:span text:style-name="T5">(</text:span><text:span text:style-name="T41">nameDict</text:span><text:span text:style-name="T5">(</text:span><text:span text:style-name="T49">similarMovieID</text:span><text:span text:style-name="T5">) </text:span><text:span text:style-name="T19">+</text:span><text:span text:style-name="T5"> </text:span><text:span text:style-name="T34">"</text:span><text:span text:style-name="T45">\t</text:span><text:span text:style-name="T34">score: "</text:span><text:span text:style-name="T5"> </text:span><text:span text:style-name="T19">+</text:span><text:span text:style-name="T5"> </text:span><text:span text:style-name="T41">sim</text:span><text:span text:style-name="T5">.</text:span><text:span text:style-name="T37">_1</text:span><text:span text:style-name="T5"> </text:span><text:span text:style-name="T19">+</text:span><text:span text:style-name="T5"> </text:span><text:span text:style-name="T34">"</text:span><text:span text:style-name="T45">\t</text:span><text:span text:style-name="T34">strength: "</text:span><text:span text:style-name="T5"> </text:span><text:span text:style-name="T19">+</text:span><text:span text:style-name="T5"> </text:span><text:span text:style-name="T41">sim</text:span><text:span text:style-name="T5">.</text:span><text:span text:style-name="T37">_2</text:span><text:span text:style-name="T5">)</text:span></text:p>
      <text:p text:style-name="P1"><text:span text:style-name="T5"><text:s text:c="6"/>}</text:span></text:p>
      <text:p text:style-name="P1"><text:span text:style-name="T5"><text:s text:c="4"/>}</text:span></text:p>
      <text:p text:style-name="P1"><text:span text:style-name="T5"><text:s text:c="2"/>}</text:span>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52:17.520876113</meta:creation-date>
    <dc:date>2019-01-19T17:03:14.859763319</dc:date>
    <meta:editing-duration>P4DT17H47M47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16" meta:paragraph-count="725" meta:word-count="3025" meta:character-count="23686" meta:non-whitespace-character-count="18583"/>
  </office:meta>
</office:document-meta>
</file>